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44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2.8425in"/>
    </style:style>
    <style:style style:name="co4" style:family="table-column">
      <style:table-column-properties fo:break-before="auto" style:column-width="0.7492in"/>
    </style:style>
    <style:style style:name="co5" style:family="table-column">
      <style:table-column-properties fo:break-before="auto" style:column-width="3.3307in"/>
    </style:style>
    <style:style style:name="co6" style:family="table-column">
      <style:table-column-properties fo:break-before="auto" style:column-width="1.7437in"/>
    </style:style>
    <style:style style:name="co7" style:family="table-column">
      <style:table-column-properties fo:break-before="auto" style:column-width="0.6709in"/>
    </style:style>
    <style:style style:name="co8" style:family="table-column">
      <style:table-column-properties fo:break-before="auto" style:column-width="2.9035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3.4945in"/>
    </style:style>
    <style:style style:name="co11" style:family="table-column">
      <style:table-column-properties fo:break-before="auto" style:column-width="3.1043in"/>
    </style:style>
    <style:style style:name="co12" style:family="table-column">
      <style:table-column-properties fo:break-before="auto" style:column-width="2.9299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id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user_type/id</text:p>
          </table:table-cell>
          <table:table-cell office:value-type="string">
            <text:p>parent_id/id</text:p>
          </table:table-cell>
          <table:table-cell office:value-type="string">
            <text:p>reconcile</text:p>
          </table:table-cell>
          <table:table-cell office:value-type="string">
            <text:p>chart_template_id/id</text:p>
          </table:table-cell>
        </table:table-row>
        <table:table-row table:style-name="ro1">
          <table:table-cell office:value-type="string">
            <text:p>coa_basic</text:p>
          </table:table-cell>
          <table:table-cell office:value-type="float" office:value="0">
            <text:p>0</text:p>
          </table:table-cell>
          <table:table-cell office:value-type="string">
            <text:p>Basic</text:p>
          </table:table-cell>
          <table:table-cell office:value-type="string">
            <text:p>view</text:p>
          </table:table-cell>
          <table:table-cell office:value-type="string">
            <text:p>l10n_id_detail.user_type_view</text:p>
          </table:table-cell>
          <table:table-cell/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asset</text:p>
          </table:table-cell>
          <table:table-cell office:value-type="string">
            <text:p>100000</text:p>
          </table:table-cell>
          <table:table-cell office:value-type="string">
            <text:p>AKTIVA</text:p>
          </table:table-cell>
          <table:table-cell office:value-type="string">
            <text:p>view</text:p>
          </table:table-cell>
          <table:table-cell office:value-type="string">
            <text:p>account.data_account_type_asset</text:p>
          </table:table-cell>
          <table:table-cell office:value-type="string">
            <text:p>coa_basic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current_asset</text:p>
          </table:table-cell>
          <table:table-cell office:value-type="string">
            <text:p>110000</text:p>
          </table:table-cell>
          <table:table-cell office:value-type="string">
            <text:p>Aktiva Lancar</text:p>
          </table:table-cell>
          <table:table-cell office:value-type="string">
            <text:p>view</text:p>
          </table:table-cell>
          <table:table-cell office:value-type="string">
            <text:p>l10n_id_detail.user_type_current_asset</text:p>
          </table:table-cell>
          <table:table-cell office:value-type="string">
            <text:p>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cash_expenditure</text:p>
          </table:table-cell>
          <table:table-cell office:value-type="string">
            <text:p>111000</text:p>
          </table:table-cell>
          <table:table-cell office:value-type="string">
            <text:p>Kas</text:p>
          </table:table-cell>
          <table:table-cell office:value-type="string">
            <text:p>view</text:p>
          </table:table-cell>
          <table:table-cell office:value-type="string">
            <text:p>l10n_id_detail.user_type_cash</text:p>
          </table:table-cell>
          <table:table-cell office:value-type="string">
            <text:p>current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1010</text:p>
          </table:table-cell>
          <table:table-cell office:value-type="string">
            <text:p>Kas IDR</text:p>
          </table:table-cell>
          <table:table-cell office:value-type="string">
            <text:p>liquidity</text:p>
          </table:table-cell>
          <table:table-cell office:value-type="string">
            <text:p>l10n_id_detail.user_type_cash</text:p>
          </table:table-cell>
          <table:table-cell office:value-type="string">
            <text:p>cash_expenditure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1020</text:p>
          </table:table-cell>
          <table:table-cell office:value-type="string">
            <text:p>Kas USD</text:p>
          </table:table-cell>
          <table:table-cell office:value-type="string">
            <text:p>liquidity</text:p>
          </table:table-cell>
          <table:table-cell office:value-type="string">
            <text:p>l10n_id_detail.user_type_cash</text:p>
          </table:table-cell>
          <table:table-cell office:value-type="string">
            <text:p>cash_expenditure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bank_expenditure</text:p>
          </table:table-cell>
          <table:table-cell office:value-type="string">
            <text:p>112000</text:p>
          </table:table-cell>
          <table:table-cell office:value-type="string">
            <text:p>Bank</text:p>
          </table:table-cell>
          <table:table-cell office:value-type="string">
            <text:p>view</text:p>
          </table:table-cell>
          <table:table-cell office:value-type="string">
            <text:p>l10n_id_detail.user_type_cash</text:p>
          </table:table-cell>
          <table:table-cell office:value-type="string">
            <text:p>current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2010</text:p>
          </table:table-cell>
          <table:table-cell office:value-type="string">
            <text:p>Bank Akun IDR Norek 1234</text:p>
          </table:table-cell>
          <table:table-cell office:value-type="string">
            <text:p>liquidity</text:p>
          </table:table-cell>
          <table:table-cell office:value-type="string">
            <text:p>l10n_id_detail.user_type_cash</text:p>
          </table:table-cell>
          <table:table-cell office:value-type="string">
            <text:p>bank_expenditure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2020</text:p>
          </table:table-cell>
          <table:table-cell office:value-type="string">
            <text:p>Bank Akun IDR Norek 1345</text:p>
          </table:table-cell>
          <table:table-cell office:value-type="string">
            <text:p>liquidity</text:p>
          </table:table-cell>
          <table:table-cell office:value-type="string">
            <text:p>l10n_id_detail.user_type_cash</text:p>
          </table:table-cell>
          <table:table-cell office:value-type="string">
            <text:p>bank_expenditure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2610</text:p>
          </table:table-cell>
          <table:table-cell office:value-type="string">
            <text:p>Bank Akun USD Norek 2345</text:p>
          </table:table-cell>
          <table:table-cell office:value-type="string">
            <text:p>liquidity</text:p>
          </table:table-cell>
          <table:table-cell office:value-type="string">
            <text:p>l10n_id_detail.user_type_cash</text:p>
          </table:table-cell>
          <table:table-cell office:value-type="string">
            <text:p>bank_expenditure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2620</text:p>
          </table:table-cell>
          <table:table-cell office:value-type="string">
            <text:p>Bank Akun USD Norek 2456</text:p>
          </table:table-cell>
          <table:table-cell office:value-type="string">
            <text:p>liquidity</text:p>
          </table:table-cell>
          <table:table-cell office:value-type="string">
            <text:p>l10n_id_detail.user_type_cash</text:p>
          </table:table-cell>
          <table:table-cell office:value-type="string">
            <text:p>bank_expenditure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deposit_expenditure</text:p>
          </table:table-cell>
          <table:table-cell office:value-type="string">
            <text:p>113000</text:p>
          </table:table-cell>
          <table:table-cell office:value-type="string">
            <text:p>Deposito</text:p>
          </table:table-cell>
          <table:table-cell office:value-type="string">
            <text:p>view</text:p>
          </table:table-cell>
          <table:table-cell office:value-type="string">
            <text:p>l10n_id_detail.user_type_cash</text:p>
          </table:table-cell>
          <table:table-cell office:value-type="string">
            <text:p>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3010</text:p>
          </table:table-cell>
          <table:table-cell office:value-type="string">
            <text:p>Deposito IDR Norek 1234</text:p>
          </table:table-cell>
          <table:table-cell office:value-type="string">
            <text:p>liquidity</text:p>
          </table:table-cell>
          <table:table-cell office:value-type="string">
            <text:p>l10n_id_detail.user_type_cash</text:p>
          </table:table-cell>
          <table:table-cell office:value-type="string">
            <text:p>deposit_expenditure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3020</text:p>
          </table:table-cell>
          <table:table-cell office:value-type="string">
            <text:p>Deposito IDR Norek 1345</text:p>
          </table:table-cell>
          <table:table-cell office:value-type="string">
            <text:p>liquidity</text:p>
          </table:table-cell>
          <table:table-cell office:value-type="string">
            <text:p>l10n_id_detail.user_type_cash</text:p>
          </table:table-cell>
          <table:table-cell office:value-type="string">
            <text:p>deposit_expenditure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3610</text:p>
          </table:table-cell>
          <table:table-cell office:value-type="string">
            <text:p>Deposito USD Norek 2345</text:p>
          </table:table-cell>
          <table:table-cell office:value-type="string">
            <text:p>liquidity</text:p>
          </table:table-cell>
          <table:table-cell office:value-type="string">
            <text:p>l10n_id_detail.user_type_cash</text:p>
          </table:table-cell>
          <table:table-cell office:value-type="string">
            <text:p>deposit_expenditure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3620</text:p>
          </table:table-cell>
          <table:table-cell office:value-type="string">
            <text:p>Deposito USD Norek 2456</text:p>
          </table:table-cell>
          <table:table-cell office:value-type="string">
            <text:p>liquidity</text:p>
          </table:table-cell>
          <table:table-cell office:value-type="string">
            <text:p>l10n_id_detail.user_type_cash</text:p>
          </table:table-cell>
          <table:table-cell office:value-type="string">
            <text:p>deposit_expenditure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receivables</text:p>
          </table:table-cell>
          <table:table-cell office:value-type="string">
            <text:p>114000</text:p>
          </table:table-cell>
          <table:table-cell office:value-type="string">
            <text:p>Piutang</text:p>
          </table:table-cell>
          <table:table-cell office:value-type="string">
            <text:p>view</text:p>
          </table:table-cell>
          <table:table-cell office:value-type="string">
            <text:p>l10n_id_detail.user_type_account_receivable</text:p>
          </table:table-cell>
          <table:table-cell office:value-type="string">
            <text:p>current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account_receivable</text:p>
          </table:table-cell>
          <table:table-cell office:value-type="string">
            <text:p>114100</text:p>
          </table:table-cell>
          <table:table-cell office:value-type="string">
            <text:p>Piutang Usaha</text:p>
          </table:table-cell>
          <table:table-cell office:value-type="string">
            <text:p>receivable</text:p>
          </table:table-cell>
          <table:table-cell office:value-type="string">
            <text:p>l10n_id_detail.user_type_account_receivable</text:p>
          </table:table-cell>
          <table:table-cell office:value-type="string">
            <text:p>receivables</text:p>
          </table:table-cell>
          <table:table-cell office:value-type="string">
            <text:p>TRU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allowance_doubtful_account</text:p>
          </table:table-cell>
          <table:table-cell office:value-type="string">
            <text:p>114200</text:p>
          </table:table-cell>
          <table:table-cell office:value-type="string">
            <text:p>Penyisihan Piutang Ragu-ragu</text:p>
          </table:table-cell>
          <table:table-cell office:value-type="string">
            <text:p>other</text:p>
          </table:table-cell>
          <table:table-cell office:value-type="string">
            <text:p>l10n_id_detail.user_type_account_receivable</text:p>
          </table:table-cell>
          <table:table-cell office:value-type="string">
            <text:p>receivables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advance_payment</text:p>
          </table:table-cell>
          <table:table-cell office:value-type="string">
            <text:p>115000</text:p>
          </table:table-cell>
          <table:table-cell office:value-type="string">
            <text:p>Uang Muka</text:p>
          </table:table-cell>
          <table:table-cell office:value-type="string">
            <text:p>view</text:p>
          </table:table-cell>
          <table:table-cell office:value-type="string">
            <text:p>l10n_id_detail.user_type_current_asset</text:p>
          </table:table-cell>
          <table:table-cell office:value-type="string">
            <text:p>current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5010</text:p>
          </table:table-cell>
          <table:table-cell office:value-type="string">
            <text:p>Uang Muka Pembelian</text:p>
          </table:table-cell>
          <table:table-cell office:value-type="string">
            <text:p>other</text:p>
          </table:table-cell>
          <table:table-cell office:value-type="string">
            <text:p>l10n_id_detail.user_type_current_asset</text:p>
          </table:table-cell>
          <table:table-cell office:value-type="string">
            <text:p>advance_paymen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5020</text:p>
          </table:table-cell>
          <table:table-cell office:value-type="string">
            <text:p>Uang Muka Sewa Tempat</text:p>
          </table:table-cell>
          <table:table-cell office:value-type="string">
            <text:p>other</text:p>
          </table:table-cell>
          <table:table-cell office:value-type="string">
            <text:p>l10n_id_detail.user_type_current_asset</text:p>
          </table:table-cell>
          <table:table-cell office:value-type="string">
            <text:p>advance_paymen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accrued_income</text:p>
          </table:table-cell>
          <table:table-cell office:value-type="string">
            <text:p>116000</text:p>
          </table:table-cell>
          <table:table-cell office:value-type="string">
            <text:p>Pendapatan Yang Masih Harus Diterima</text:p>
          </table:table-cell>
          <table:table-cell office:value-type="string">
            <text:p>view</text:p>
          </table:table-cell>
          <table:table-cell office:value-type="string">
            <text:p>l10n_id_detail.user_type_current_asset</text:p>
          </table:table-cell>
          <table:table-cell office:value-type="string">
            <text:p>current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6010</text:p>
          </table:table-cell>
          <table:table-cell office:value-type="string">
            <text:p>Bunga Deposito</text:p>
          </table:table-cell>
          <table:table-cell office:value-type="string">
            <text:p>other</text:p>
          </table:table-cell>
          <table:table-cell office:value-type="string">
            <text:p>l10n_id_detail.user_type_current_asset</text:p>
          </table:table-cell>
          <table:table-cell office:value-type="string">
            <text:p>accrued_income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6020</text:p>
          </table:table-cell>
          <table:table-cell office:value-type="string">
            <text:p>Bunga Obligasi</text:p>
          </table:table-cell>
          <table:table-cell office:value-type="string">
            <text:p>other</text:p>
          </table:table-cell>
          <table:table-cell office:value-type="string">
            <text:p>l10n_id_detail.user_type_current_asset</text:p>
          </table:table-cell>
          <table:table-cell office:value-type="string">
            <text:p>accrued_income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6030</text:p>
          </table:table-cell>
          <table:table-cell office:value-type="string">
            <text:p>Deviden</text:p>
          </table:table-cell>
          <table:table-cell office:value-type="string">
            <text:p>other</text:p>
          </table:table-cell>
          <table:table-cell office:value-type="string">
            <text:p>l10n_id_detail.user_type_current_asset</text:p>
          </table:table-cell>
          <table:table-cell office:value-type="string">
            <text:p>accrued_income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6040</text:p>
          </table:table-cell>
          <table:table-cell office:value-type="string">
            <text:p>Jasa Keagenan</text:p>
          </table:table-cell>
          <table:table-cell office:value-type="string">
            <text:p>other</text:p>
          </table:table-cell>
          <table:table-cell office:value-type="string">
            <text:p>l10n_id_detail.user_type_current_asset</text:p>
          </table:table-cell>
          <table:table-cell office:value-type="string">
            <text:p>accrued_income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prepaid_tax</text:p>
          </table:table-cell>
          <table:table-cell office:value-type="string">
            <text:p>117000</text:p>
          </table:table-cell>
          <table:table-cell office:value-type="string">
            <text:p>Pajak Dibayar Dimuka</text:p>
          </table:table-cell>
          <table:table-cell office:value-type="string">
            <text:p>view</text:p>
          </table:table-cell>
          <table:table-cell office:value-type="string">
            <text:p>l10n_id_detail.user_type_current_asset</text:p>
          </table:table-cell>
          <table:table-cell office:value-type="string">
            <text:p>current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7010</text:p>
          </table:table-cell>
          <table:table-cell office:value-type="string">
            <text:p>PPN Masukan (Pembelian)</text:p>
          </table:table-cell>
          <table:table-cell office:value-type="string">
            <text:p>other</text:p>
          </table:table-cell>
          <table:table-cell office:value-type="string">
            <text:p>l10n_id_detail.user_type_current_asset</text:p>
          </table:table-cell>
          <table:table-cell office:value-type="string">
            <text:p>prepaid_tax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7020</text:p>
          </table:table-cell>
          <table:table-cell office:value-type="string">
            <text:p>PPh 21</text:p>
          </table:table-cell>
          <table:table-cell office:value-type="string">
            <text:p>other</text:p>
          </table:table-cell>
          <table:table-cell office:value-type="string">
            <text:p>l10n_id_detail.user_type_current_asset</text:p>
          </table:table-cell>
          <table:table-cell office:value-type="string">
            <text:p>prepaid_tax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7030</text:p>
          </table:table-cell>
          <table:table-cell office:value-type="string">
            <text:p>PPh 23</text:p>
          </table:table-cell>
          <table:table-cell office:value-type="string">
            <text:p>other</text:p>
          </table:table-cell>
          <table:table-cell office:value-type="string">
            <text:p>l10n_id_detail.user_type_current_asset</text:p>
          </table:table-cell>
          <table:table-cell office:value-type="string">
            <text:p>prepaid_tax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7040</text:p>
          </table:table-cell>
          <table:table-cell office:value-type="string">
            <text:p>PPh Final Ps. 4 ayat 2</text:p>
          </table:table-cell>
          <table:table-cell office:value-type="string">
            <text:p>other</text:p>
          </table:table-cell>
          <table:table-cell office:value-type="string">
            <text:p>l10n_id_detail.user_type_current_asset</text:p>
          </table:table-cell>
          <table:table-cell office:value-type="string">
            <text:p>prepaid_tax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7050</text:p>
          </table:table-cell>
          <table:table-cell office:value-type="string">
            <text:p>PPh 25</text:p>
          </table:table-cell>
          <table:table-cell office:value-type="string">
            <text:p>other</text:p>
          </table:table-cell>
          <table:table-cell office:value-type="string">
            <text:p>l10n_id_detail.user_type_current_asset</text:p>
          </table:table-cell>
          <table:table-cell office:value-type="string">
            <text:p>prepaid_tax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prepaid_expenses</text:p>
          </table:table-cell>
          <table:table-cell office:value-type="string">
            <text:p>118000</text:p>
          </table:table-cell>
          <table:table-cell office:value-type="string">
            <text:p>Biaya Dibayar Dimuka</text:p>
          </table:table-cell>
          <table:table-cell office:value-type="string">
            <text:p>view</text:p>
          </table:table-cell>
          <table:table-cell office:value-type="string">
            <text:p>l10n_id_detail.user_type_current_asset</text:p>
          </table:table-cell>
          <table:table-cell office:value-type="string">
            <text:p>current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8010</text:p>
          </table:table-cell>
          <table:table-cell office:value-type="string">
            <text:p>Sewa Gedung</text:p>
          </table:table-cell>
          <table:table-cell office:value-type="string">
            <text:p>other</text:p>
          </table:table-cell>
          <table:table-cell office:value-type="string">
            <text:p>l10n_id_detail.user_type_current_asset</text:p>
          </table:table-cell>
          <table:table-cell office:value-type="string">
            <text:p>prepaid_expenses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8020</text:p>
          </table:table-cell>
          <table:table-cell office:value-type="string">
            <text:p>Asuransi</text:p>
          </table:table-cell>
          <table:table-cell office:value-type="string">
            <text:p>other</text:p>
          </table:table-cell>
          <table:table-cell office:value-type="string">
            <text:p>l10n_id_detail.user_type_current_asset</text:p>
          </table:table-cell>
          <table:table-cell office:value-type="string">
            <text:p>prepaid_expenses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long_term_investment</text:p>
          </table:table-cell>
          <table:table-cell office:value-type="string">
            <text:p>119000</text:p>
          </table:table-cell>
          <table:table-cell office:value-type="string">
            <text:p>Investasi Jangka Panjang</text:p>
          </table:table-cell>
          <table:table-cell office:value-type="string">
            <text:p>view</text:p>
          </table:table-cell>
          <table:table-cell office:value-type="string">
            <text:p>l10n_id_detail.user_type_current_asset</text:p>
          </table:table-cell>
          <table:table-cell office:value-type="string">
            <text:p>current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9010</text:p>
          </table:table-cell>
          <table:table-cell office:value-type="string">
            <text:p>Penyertaan Saham</text:p>
          </table:table-cell>
          <table:table-cell office:value-type="string">
            <text:p>other</text:p>
          </table:table-cell>
          <table:table-cell office:value-type="string">
            <text:p>l10n_id_detail.user_type_current_asset</text:p>
          </table:table-cell>
          <table:table-cell office:value-type="string">
            <text:p>long_term_investmen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9020</text:p>
          </table:table-cell>
          <table:table-cell office:value-type="string">
            <text:p>Obligasi</text:p>
          </table:table-cell>
          <table:table-cell office:value-type="string">
            <text:p>other</text:p>
          </table:table-cell>
          <table:table-cell office:value-type="string">
            <text:p>l10n_id_detail.user_type_current_asset</text:p>
          </table:table-cell>
          <table:table-cell office:value-type="string">
            <text:p>long_term_investmen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19030</text:p>
          </table:table-cell>
          <table:table-cell office:value-type="string">
            <text:p>Investasi Properti</text:p>
          </table:table-cell>
          <table:table-cell office:value-type="string">
            <text:p>other</text:p>
          </table:table-cell>
          <table:table-cell office:value-type="string">
            <text:p>l10n_id_detail.user_type_current_asset</text:p>
          </table:table-cell>
          <table:table-cell office:value-type="string">
            <text:p>long_term_investmen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fixed_asset</text:p>
          </table:table-cell>
          <table:table-cell office:value-type="string">
            <text:p>120000</text:p>
          </table:table-cell>
          <table:table-cell office:value-type="string">
            <text:p>Aktiva Tetap</text:p>
          </table:table-cell>
          <table:table-cell office:value-type="string">
            <text:p>view</text:p>
          </table:table-cell>
          <table:table-cell office:value-type="string">
            <text:p>l10n_id_detail.user_type_fixed_asset</text:p>
          </table:table-cell>
          <table:table-cell office:value-type="string">
            <text:p>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fa_land</text:p>
          </table:table-cell>
          <table:table-cell office:value-type="string">
            <text:p>121000</text:p>
          </table:table-cell>
          <table:table-cell office:value-type="string">
            <text:p>Tanah</text:p>
          </table:table-cell>
          <table:table-cell office:value-type="string">
            <text:p>other</text:p>
          </table:table-cell>
          <table:table-cell office:value-type="string">
            <text:p>l10n_id_detail.user_type_fixed_asset</text:p>
          </table:table-cell>
          <table:table-cell office:value-type="string">
            <text:p>fixed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fa_building</text:p>
          </table:table-cell>
          <table:table-cell office:value-type="string">
            <text:p>122000</text:p>
          </table:table-cell>
          <table:table-cell office:value-type="string">
            <text:p>Bangunan</text:p>
          </table:table-cell>
          <table:table-cell office:value-type="string">
            <text:p>other</text:p>
          </table:table-cell>
          <table:table-cell office:value-type="string">
            <text:p>l10n_id_detail.user_type_fixed_asset</text:p>
          </table:table-cell>
          <table:table-cell office:value-type="string">
            <text:p>fixed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fa_automotive</text:p>
          </table:table-cell>
          <table:table-cell office:value-type="string">
            <text:p>123000</text:p>
          </table:table-cell>
          <table:table-cell office:value-type="string">
            <text:p>Kendaraan</text:p>
          </table:table-cell>
          <table:table-cell office:value-type="string">
            <text:p>other</text:p>
          </table:table-cell>
          <table:table-cell office:value-type="string">
            <text:p>l10n_id_detail.user_type_fixed_asset</text:p>
          </table:table-cell>
          <table:table-cell office:value-type="string">
            <text:p>fixed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fa_equipment</text:p>
          </table:table-cell>
          <table:table-cell office:value-type="string">
            <text:p>124000</text:p>
          </table:table-cell>
          <table:table-cell office:value-type="string">
            <text:p>Peralatan</text:p>
          </table:table-cell>
          <table:table-cell office:value-type="string">
            <text:p>other</text:p>
          </table:table-cell>
          <table:table-cell office:value-type="string">
            <text:p>l10n_id_detail.user_type_fixed_asset</text:p>
          </table:table-cell>
          <table:table-cell office:value-type="string">
            <text:p>fixed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fa_furniture</text:p>
          </table:table-cell>
          <table:table-cell office:value-type="string">
            <text:p>125000</text:p>
          </table:table-cell>
          <table:table-cell office:value-type="string">
            <text:p>Furniture</text:p>
          </table:table-cell>
          <table:table-cell office:value-type="string">
            <text:p>other</text:p>
          </table:table-cell>
          <table:table-cell office:value-type="string">
            <text:p>l10n_id_detail.user_type_fixed_asset</text:p>
          </table:table-cell>
          <table:table-cell office:value-type="string">
            <text:p>fixed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accumulated_depreciation</text:p>
          </table:table-cell>
          <table:table-cell office:value-type="string">
            <text:p>130000</text:p>
          </table:table-cell>
          <table:table-cell office:value-type="string">
            <text:p>Akumulasi Penyusutan</text:p>
          </table:table-cell>
          <table:table-cell office:value-type="string">
            <text:p>view</text:p>
          </table:table-cell>
          <table:table-cell office:value-type="string">
            <text:p>l10n_id_detail.user_type_accumulated_depreciation</text:p>
          </table:table-cell>
          <table:table-cell office:value-type="string">
            <text:p>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ad_building</text:p>
          </table:table-cell>
          <table:table-cell office:value-type="string">
            <text:p>131000</text:p>
          </table:table-cell>
          <table:table-cell office:value-type="string">
            <text:p>Bangunan</text:p>
          </table:table-cell>
          <table:table-cell office:value-type="string">
            <text:p>other</text:p>
          </table:table-cell>
          <table:table-cell office:value-type="string">
            <text:p>l10n_id_detail.user_type_accumulated_depreciation</text:p>
          </table:table-cell>
          <table:table-cell office:value-type="string">
            <text:p>accumulated_depreciation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ad_automotive</text:p>
          </table:table-cell>
          <table:table-cell office:value-type="string">
            <text:p>132000</text:p>
          </table:table-cell>
          <table:table-cell office:value-type="string">
            <text:p>Kendaraan</text:p>
          </table:table-cell>
          <table:table-cell office:value-type="string">
            <text:p>other</text:p>
          </table:table-cell>
          <table:table-cell office:value-type="string">
            <text:p>l10n_id_detail.user_type_accumulated_depreciation</text:p>
          </table:table-cell>
          <table:table-cell office:value-type="string">
            <text:p>accumulated_depreciation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ad_equipment</text:p>
          </table:table-cell>
          <table:table-cell office:value-type="string">
            <text:p>133000</text:p>
          </table:table-cell>
          <table:table-cell office:value-type="string">
            <text:p>Peralatan</text:p>
          </table:table-cell>
          <table:table-cell office:value-type="string">
            <text:p>other</text:p>
          </table:table-cell>
          <table:table-cell office:value-type="string">
            <text:p>l10n_id_detail.user_type_accumulated_depreciation</text:p>
          </table:table-cell>
          <table:table-cell office:value-type="string">
            <text:p>accumulated_depreciation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ad_furniture</text:p>
          </table:table-cell>
          <table:table-cell office:value-type="string">
            <text:p>134000</text:p>
          </table:table-cell>
          <table:table-cell office:value-type="string">
            <text:p>Furniture</text:p>
          </table:table-cell>
          <table:table-cell office:value-type="string">
            <text:p>other</text:p>
          </table:table-cell>
          <table:table-cell office:value-type="string">
            <text:p>l10n_id_detail.user_type_accumulated_depreciation</text:p>
          </table:table-cell>
          <table:table-cell office:value-type="string">
            <text:p>accumulated_depreciation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intangible_asset</text:p>
          </table:table-cell>
          <table:table-cell office:value-type="string">
            <text:p>140000</text:p>
          </table:table-cell>
          <table:table-cell office:value-type="string">
            <text:p>Aktiva Tidak Berwujud</text:p>
          </table:table-cell>
          <table:table-cell office:value-type="string">
            <text:p>view</text:p>
          </table:table-cell>
          <table:table-cell office:value-type="string">
            <text:p>l10n_id_detail.user_type_intangible_asset</text:p>
          </table:table-cell>
          <table:table-cell office:value-type="string">
            <text:p>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41000</text:p>
          </table:table-cell>
          <table:table-cell office:value-type="string">
            <text:p>Hak Patent</text:p>
          </table:table-cell>
          <table:table-cell office:value-type="string">
            <text:p>other</text:p>
          </table:table-cell>
          <table:table-cell office:value-type="string">
            <text:p>l10n_id_detail.user_type_intangible_asset</text:p>
          </table:table-cell>
          <table:table-cell office:value-type="string">
            <text:p>intangible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42000</text:p>
          </table:table-cell>
          <table:table-cell office:value-type="string">
            <text:p>Merk dan Cap Dagang</text:p>
          </table:table-cell>
          <table:table-cell office:value-type="string">
            <text:p>other</text:p>
          </table:table-cell>
          <table:table-cell office:value-type="string">
            <text:p>l10n_id_detail.user_type_intangible_asset</text:p>
          </table:table-cell>
          <table:table-cell office:value-type="string">
            <text:p>intangible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43000</text:p>
          </table:table-cell>
          <table:table-cell office:value-type="string">
            <text:p>Goodwill</text:p>
          </table:table-cell>
          <table:table-cell office:value-type="string">
            <text:p>other</text:p>
          </table:table-cell>
          <table:table-cell office:value-type="string">
            <text:p>l10n_id_detail.user_type_intangible_asset</text:p>
          </table:table-cell>
          <table:table-cell office:value-type="string">
            <text:p>intangible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44000</text:p>
          </table:table-cell>
          <table:table-cell office:value-type="string">
            <text:p>Franchise</text:p>
          </table:table-cell>
          <table:table-cell office:value-type="string">
            <text:p>other</text:p>
          </table:table-cell>
          <table:table-cell office:value-type="string">
            <text:p>l10n_id_detail.user_type_intangible_asset</text:p>
          </table:table-cell>
          <table:table-cell office:value-type="string">
            <text:p>intangible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other_asset</text:p>
          </table:table-cell>
          <table:table-cell office:value-type="string">
            <text:p>150000</text:p>
          </table:table-cell>
          <table:table-cell office:value-type="string">
            <text:p>Aktiva Lain-lain</text:p>
          </table:table-cell>
          <table:table-cell office:value-type="string">
            <text:p>view</text:p>
          </table:table-cell>
          <table:table-cell office:value-type="string">
            <text:p>l10n_id_detail.user_type_intangible_asset</text:p>
          </table:table-cell>
          <table:table-cell office:value-type="string">
            <text:p>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51000</text:p>
          </table:table-cell>
          <table:table-cell office:value-type="string">
            <text:p>Biaya Pra-operasi</text:p>
          </table:table-cell>
          <table:table-cell office:value-type="string">
            <text:p>view</text:p>
          </table:table-cell>
          <table:table-cell office:value-type="string">
            <text:p>l10n_id_detail.user_type_intangible_asset</text:p>
          </table:table-cell>
          <table:table-cell office:value-type="string">
            <text:p>other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51010</text:p>
          </table:table-cell>
          <table:table-cell office:value-type="string">
            <text:p>Harga Perolehan Biaya Pra-operasi</text:p>
          </table:table-cell>
          <table:table-cell office:value-type="string">
            <text:p>other</text:p>
          </table:table-cell>
          <table:table-cell office:value-type="string">
            <text:p>l10n_id_detail.user_type_intangible_asset</text:p>
          </table:table-cell>
          <table:table-cell office:value-type="string">
            <text:p>151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51020</text:p>
          </table:table-cell>
          <table:table-cell office:value-type="string">
            <text:p>Amortisasi Biaya Pra-operasi</text:p>
          </table:table-cell>
          <table:table-cell office:value-type="string">
            <text:p>other</text:p>
          </table:table-cell>
          <table:table-cell office:value-type="string">
            <text:p>l10n_id_detail.user_type_intangible_asset</text:p>
          </table:table-cell>
          <table:table-cell office:value-type="string">
            <text:p>151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52000</text:p>
          </table:table-cell>
          <table:table-cell office:value-type="string">
            <text:p>Piutang Kepada Pihak Istimewa</text:p>
          </table:table-cell>
          <table:table-cell office:value-type="string">
            <text:p>view</text:p>
          </table:table-cell>
          <table:table-cell office:value-type="string">
            <text:p>l10n_id_detail.user_type_intangible_asset</text:p>
          </table:table-cell>
          <table:table-cell office:value-type="string">
            <text:p>other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52010</text:p>
          </table:table-cell>
          <table:table-cell office:value-type="string">
            <text:p>Piutang Pihak Istimewa - Pemegang Saham</text:p>
          </table:table-cell>
          <table:table-cell office:value-type="string">
            <text:p>other</text:p>
          </table:table-cell>
          <table:table-cell office:value-type="string">
            <text:p>l10n_id_detail.user_type_intangible_asset</text:p>
          </table:table-cell>
          <table:table-cell office:value-type="string">
            <text:p>152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52020</text:p>
          </table:table-cell>
          <table:table-cell office:value-type="string">
            <text:p>Piutang Pihak Istimewa - Karyawan</text:p>
          </table:table-cell>
          <table:table-cell office:value-type="string">
            <text:p>other</text:p>
          </table:table-cell>
          <table:table-cell office:value-type="string">
            <text:p>l10n_id_detail.user_type_intangible_asset</text:p>
          </table:table-cell>
          <table:table-cell office:value-type="string">
            <text:p>152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53000</text:p>
          </table:table-cell>
          <table:table-cell office:value-type="string">
            <text:p>Uang Jaminan</text:p>
          </table:table-cell>
          <table:table-cell office:value-type="string">
            <text:p>view</text:p>
          </table:table-cell>
          <table:table-cell office:value-type="string">
            <text:p>l10n_id_detail.user_type_intangible_asset</text:p>
          </table:table-cell>
          <table:table-cell office:value-type="string">
            <text:p>other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53010</text:p>
          </table:table-cell>
          <table:table-cell office:value-type="string">
            <text:p>Uang Jaminan Telepon</text:p>
          </table:table-cell>
          <table:table-cell office:value-type="string">
            <text:p>other</text:p>
          </table:table-cell>
          <table:table-cell office:value-type="string">
            <text:p>l10n_id_detail.user_type_intangible_asset</text:p>
          </table:table-cell>
          <table:table-cell office:value-type="string">
            <text:p>153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53020</text:p>
          </table:table-cell>
          <table:table-cell office:value-type="string">
            <text:p>Uang Jaminan Listrik</text:p>
          </table:table-cell>
          <table:table-cell office:value-type="string">
            <text:p>other</text:p>
          </table:table-cell>
          <table:table-cell office:value-type="string">
            <text:p>l10n_id_detail.user_type_intangible_asset</text:p>
          </table:table-cell>
          <table:table-cell office:value-type="string">
            <text:p>153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54000</text:p>
          </table:table-cell>
          <table:table-cell office:value-type="string">
            <text:p>Aktiva Tetap Yang Tidak Digunakan</text:p>
          </table:table-cell>
          <table:table-cell office:value-type="string">
            <text:p>other</text:p>
          </table:table-cell>
          <table:table-cell office:value-type="string">
            <text:p>l10n_id_detail.user_type_intangible_asset</text:p>
          </table:table-cell>
          <table:table-cell office:value-type="string">
            <text:p>other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155000</text:p>
          </table:table-cell>
          <table:table-cell office:value-type="string">
            <text:p>Aktiva Lainnya</text:p>
          </table:table-cell>
          <table:table-cell office:value-type="string">
            <text:p>other</text:p>
          </table:table-cell>
          <table:table-cell office:value-type="string">
            <text:p>l10n_id_detail.user_type_intangible_asset</text:p>
          </table:table-cell>
          <table:table-cell office:value-type="string">
            <text:p>other_asse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liability</text:p>
          </table:table-cell>
          <table:table-cell office:value-type="string">
            <text:p>200000</text:p>
          </table:table-cell>
          <table:table-cell office:value-type="string">
            <text:p>KEWAJIBAN</text:p>
          </table:table-cell>
          <table:table-cell office:value-type="string">
            <text:p>view</text:p>
          </table:table-cell>
          <table:table-cell office:value-type="string">
            <text:p>l10n_id_detail.user_type_liability</text:p>
          </table:table-cell>
          <table:table-cell office:value-type="string">
            <text:p>coa_basic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current_liability</text:p>
          </table:table-cell>
          <table:table-cell office:value-type="string">
            <text:p>210000</text:p>
          </table:table-cell>
          <table:table-cell office:value-type="string">
            <text:p>Kewajiban Lancar</text:p>
          </table:table-cell>
          <table:table-cell office:value-type="string">
            <text:p>view</text:p>
          </table:table-cell>
          <table:table-cell office:value-type="string">
            <text:p>l10n_id_detail.user_type_current_liability</text:p>
          </table:table-cell>
          <table:table-cell office:value-type="string">
            <text:p>liability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payable</text:p>
          </table:table-cell>
          <table:table-cell office:value-type="string">
            <text:p>211000</text:p>
          </table:table-cell>
          <table:table-cell office:value-type="string">
            <text:p>Hutang</text:p>
          </table:table-cell>
          <table:table-cell office:value-type="string">
            <text:p>view</text:p>
          </table:table-cell>
          <table:table-cell office:value-type="string">
            <text:p>l10n_id_detail.user_type_account_payable</text:p>
          </table:table-cell>
          <table:table-cell office:value-type="string">
            <text:p>current_liability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account_payable</text:p>
          </table:table-cell>
          <table:table-cell office:value-type="string">
            <text:p>211100</text:p>
          </table:table-cell>
          <table:table-cell office:value-type="string">
            <text:p>Hutang Usaha</text:p>
          </table:table-cell>
          <table:table-cell office:value-type="string">
            <text:p>payable</text:p>
          </table:table-cell>
          <table:table-cell office:value-type="string">
            <text:p>l10n_id_detail.user_type_account_payable</text:p>
          </table:table-cell>
          <table:table-cell office:value-type="string">
            <text:p>payable</text:p>
          </table:table-cell>
          <table:table-cell office:value-type="string">
            <text:p>TRU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other_current_liability</text:p>
          </table:table-cell>
          <table:table-cell office:value-type="string">
            <text:p>212000</text:p>
          </table:table-cell>
          <table:table-cell office:value-type="string">
            <text:p>Hutang Lancar Lainnya</text:p>
          </table:table-cell>
          <table:table-cell office:value-type="string">
            <text:p>view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current_liability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payroll_liab</text:p>
          </table:table-cell>
          <table:table-cell office:value-type="string">
            <text:p>212100</text:p>
          </table:table-cell>
          <table:table-cell office:value-type="string">
            <text:p>Hutang Gaji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other_current_liability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tax_liab</text:p>
          </table:table-cell>
          <table:table-cell office:value-type="string">
            <text:p>213000</text:p>
          </table:table-cell>
          <table:table-cell office:value-type="string">
            <text:p>Hutang Pajak</text:p>
          </table:table-cell>
          <table:table-cell office:value-type="string">
            <text:p>view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current_liability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3010</text:p>
          </table:table-cell>
          <table:table-cell office:value-type="string">
            <text:p>PPN Keluaran - Penjualan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tax_liab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3020</text:p>
          </table:table-cell>
          <table:table-cell office:value-type="string">
            <text:p>Ppn BM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tax_liab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3030</text:p>
          </table:table-cell>
          <table:table-cell office:value-type="string">
            <text:p>PPh 21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tax_liab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3040</text:p>
          </table:table-cell>
          <table:table-cell office:value-type="string">
            <text:p>PPh 22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tax_liab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3050</text:p>
          </table:table-cell>
          <table:table-cell office:value-type="string">
            <text:p>PPh 23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tax_liab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3060</text:p>
          </table:table-cell>
          <table:table-cell office:value-type="string">
            <text:p>PPh Final Ps. 4 ayat 2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tax_liab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3070</text:p>
          </table:table-cell>
          <table:table-cell office:value-type="string">
            <text:p>PPh 25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tax_liab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3080</text:p>
          </table:table-cell>
          <table:table-cell office:value-type="string">
            <text:p>PPh 29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tax_liab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3090</text:p>
          </table:table-cell>
          <table:table-cell office:value-type="string">
            <text:p>PBB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tax_liab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3100</text:p>
          </table:table-cell>
          <table:table-cell office:value-type="string">
            <text:p>SSP Pajak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tax_liab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accrued_cost</text:p>
          </table:table-cell>
          <table:table-cell office:value-type="string">
            <text:p>214000</text:p>
          </table:table-cell>
          <table:table-cell office:value-type="string">
            <text:p>Biaya Yang Masih Harus Dibayar</text:p>
          </table:table-cell>
          <table:table-cell office:value-type="string">
            <text:p>view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current_liability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4010</text:p>
          </table:table-cell>
          <table:table-cell office:value-type="string">
            <text:p>Biaya YMH Dibayar - Bunga Pinjaman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accrued_cos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4020</text:p>
          </table:table-cell>
          <table:table-cell office:value-type="string">
            <text:p>Biaya YMH Dibayar - Denda Pinjaman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accrued_cos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4030</text:p>
          </table:table-cell>
          <table:table-cell office:value-type="string">
            <text:p>Biaya YMH Dibayar - Telepon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accrued_cos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4040</text:p>
          </table:table-cell>
          <table:table-cell office:value-type="string">
            <text:p>Biaya YMH Dibayar - Listrik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accrued_cos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4050</text:p>
          </table:table-cell>
          <table:table-cell office:value-type="string">
            <text:p>Biaya YMH Dibayar - Sewa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accrued_cos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4060</text:p>
          </table:table-cell>
          <table:table-cell office:value-type="string">
            <text:p>Biaya YMH Dibayar - Gaji dan Upah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accrued_cos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14070</text:p>
          </table:table-cell>
          <table:table-cell office:value-type="string">
            <text:p>Biaya YMH Dibayar - Asuransi</text:p>
          </table:table-cell>
          <table:table-cell office:value-type="string">
            <text:p>other</text:p>
          </table:table-cell>
          <table:table-cell office:value-type="string">
            <text:p>l10n_id_detail.user_type_other_current_liability</text:p>
          </table:table-cell>
          <table:table-cell office:value-type="string">
            <text:p>accrued_cost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long_term_liab</text:p>
          </table:table-cell>
          <table:table-cell office:value-type="string">
            <text:p>220000</text:p>
          </table:table-cell>
          <table:table-cell office:value-type="string">
            <text:p>Hutang Jangka Panjang</text:p>
          </table:table-cell>
          <table:table-cell office:value-type="string">
            <text:p>view</text:p>
          </table:table-cell>
          <table:table-cell office:value-type="string">
            <text:p>l10n_id_detail.user_type_long_term_liability</text:p>
          </table:table-cell>
          <table:table-cell office:value-type="string">
            <text:p>liability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21000</text:p>
          </table:table-cell>
          <table:table-cell office:value-type="string">
            <text:p>Hutang Bank</text:p>
          </table:table-cell>
          <table:table-cell office:value-type="string">
            <text:p>view</text:p>
          </table:table-cell>
          <table:table-cell office:value-type="string">
            <text:p>l10n_id_detail.user_type_long_term_liability</text:p>
          </table:table-cell>
          <table:table-cell office:value-type="string">
            <text:p>long_term_liab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21010</text:p>
          </table:table-cell>
          <table:table-cell office:value-type="string">
            <text:p>Hutang Bank – Pokok</text:p>
          </table:table-cell>
          <table:table-cell office:value-type="string">
            <text:p>other</text:p>
          </table:table-cell>
          <table:table-cell office:value-type="string">
            <text:p>l10n_id_detail.user_type_long_term_liability</text:p>
          </table:table-cell>
          <table:table-cell office:value-type="string">
            <text:p>221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21020</text:p>
          </table:table-cell>
          <table:table-cell office:value-type="string">
            <text:p>Hutang Bank – Bunga</text:p>
          </table:table-cell>
          <table:table-cell office:value-type="string">
            <text:p>other</text:p>
          </table:table-cell>
          <table:table-cell office:value-type="string">
            <text:p>l10n_id_detail.user_type_long_term_liability</text:p>
          </table:table-cell>
          <table:table-cell office:value-type="string">
            <text:p>221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22000</text:p>
          </table:table-cell>
          <table:table-cell office:value-type="string">
            <text:p>Hutang Pihak Ketiga</text:p>
          </table:table-cell>
          <table:table-cell office:value-type="string">
            <text:p>view</text:p>
          </table:table-cell>
          <table:table-cell office:value-type="string">
            <text:p>l10n_id_detail.user_type_long_term_liability</text:p>
          </table:table-cell>
          <table:table-cell office:value-type="string">
            <text:p>long_term_liab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22010</text:p>
          </table:table-cell>
          <table:table-cell office:value-type="string">
            <text:p>Hutang Pihak Ketiga – Pokok</text:p>
          </table:table-cell>
          <table:table-cell office:value-type="string">
            <text:p>other</text:p>
          </table:table-cell>
          <table:table-cell office:value-type="string">
            <text:p>l10n_id_detail.user_type_long_term_liability</text:p>
          </table:table-cell>
          <table:table-cell office:value-type="string">
            <text:p>222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22020</text:p>
          </table:table-cell>
          <table:table-cell office:value-type="string">
            <text:p>Hutang Pihak Ketiga – Bunga</text:p>
          </table:table-cell>
          <table:table-cell office:value-type="string">
            <text:p>other</text:p>
          </table:table-cell>
          <table:table-cell office:value-type="string">
            <text:p>l10n_id_detail.user_type_long_term_liability</text:p>
          </table:table-cell>
          <table:table-cell office:value-type="string">
            <text:p>222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other_liab</text:p>
          </table:table-cell>
          <table:table-cell office:value-type="string">
            <text:p>230000</text:p>
          </table:table-cell>
          <table:table-cell office:value-type="string">
            <text:p>Hutang Lain-lain</text:p>
          </table:table-cell>
          <table:table-cell office:value-type="string">
            <text:p>view</text:p>
          </table:table-cell>
          <table:table-cell office:value-type="string">
            <text:p>l10n_id_detail.user_type_liability</text:p>
          </table:table-cell>
          <table:table-cell office:value-type="string">
            <text:p>liability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31000</text:p>
          </table:table-cell>
          <table:table-cell office:value-type="string">
            <text:p>Hutang Kepada Pihak Istimewa</text:p>
          </table:table-cell>
          <table:table-cell office:value-type="string">
            <text:p>view</text:p>
          </table:table-cell>
          <table:table-cell office:value-type="string">
            <text:p>l10n_id_detail.user_type_liability</text:p>
          </table:table-cell>
          <table:table-cell office:value-type="string">
            <text:p>other_liab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31010</text:p>
          </table:table-cell>
          <table:table-cell office:value-type="string">
            <text:p>Hutang Pihak Istimewa - Pemegang Saham</text:p>
          </table:table-cell>
          <table:table-cell office:value-type="string">
            <text:p>other</text:p>
          </table:table-cell>
          <table:table-cell office:value-type="string">
            <text:p>l10n_id_detail.user_type_liability</text:p>
          </table:table-cell>
          <table:table-cell office:value-type="string">
            <text:p>231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31020</text:p>
          </table:table-cell>
          <table:table-cell office:value-type="string">
            <text:p>Hutang Pihak Istimewa - Karyawan</text:p>
          </table:table-cell>
          <table:table-cell office:value-type="string">
            <text:p>other</text:p>
          </table:table-cell>
          <table:table-cell office:value-type="string">
            <text:p>l10n_id_detail.user_type_liability</text:p>
          </table:table-cell>
          <table:table-cell office:value-type="string">
            <text:p>231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32000</text:p>
          </table:table-cell>
          <table:table-cell office:value-type="string">
            <text:p>Uang Jaminan</text:p>
          </table:table-cell>
          <table:table-cell office:value-type="string">
            <text:p>view</text:p>
          </table:table-cell>
          <table:table-cell office:value-type="string">
            <text:p>l10n_id_detail.user_type_liability</text:p>
          </table:table-cell>
          <table:table-cell office:value-type="string">
            <text:p>other_liab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32010</text:p>
          </table:table-cell>
          <table:table-cell office:value-type="string">
            <text:p>Uang Jaminan - Penjualan</text:p>
          </table:table-cell>
          <table:table-cell office:value-type="string">
            <text:p>other</text:p>
          </table:table-cell>
          <table:table-cell office:value-type="string">
            <text:p>l10n_id_detail.user_type_liability</text:p>
          </table:table-cell>
          <table:table-cell office:value-type="string">
            <text:p>232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32020</text:p>
          </table:table-cell>
          <table:table-cell office:value-type="string">
            <text:p>Uang Jaminan - Sewa</text:p>
          </table:table-cell>
          <table:table-cell office:value-type="string">
            <text:p>other</text:p>
          </table:table-cell>
          <table:table-cell office:value-type="string">
            <text:p>l10n_id_detail.user_type_liability</text:p>
          </table:table-cell>
          <table:table-cell office:value-type="string">
            <text:p>232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33000</text:p>
          </table:table-cell>
          <table:table-cell office:value-type="string">
            <text:p>Hutang Deviden</text:p>
          </table:table-cell>
          <table:table-cell office:value-type="string">
            <text:p>view</text:p>
          </table:table-cell>
          <table:table-cell office:value-type="string">
            <text:p>l10n_id_detail.user_type_liability</text:p>
          </table:table-cell>
          <table:table-cell office:value-type="string">
            <text:p>other_liab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33010</text:p>
          </table:table-cell>
          <table:table-cell office:value-type="string">
            <text:p>Hutang Deviden - Mr. W</text:p>
          </table:table-cell>
          <table:table-cell office:value-type="string">
            <text:p>other</text:p>
          </table:table-cell>
          <table:table-cell office:value-type="string">
            <text:p>l10n_id_detail.user_type_liability</text:p>
          </table:table-cell>
          <table:table-cell office:value-type="string">
            <text:p>233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33020</text:p>
          </table:table-cell>
          <table:table-cell office:value-type="string">
            <text:p>Hutang Deviden - Mr. Q</text:p>
          </table:table-cell>
          <table:table-cell office:value-type="string">
            <text:p>other</text:p>
          </table:table-cell>
          <table:table-cell office:value-type="string">
            <text:p>l10n_id_detail.user_type_liability</text:p>
          </table:table-cell>
          <table:table-cell office:value-type="string">
            <text:p>233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233030</text:p>
          </table:table-cell>
          <table:table-cell office:value-type="string">
            <text:p>Hutang Deviden - Mr. X</text:p>
          </table:table-cell>
          <table:table-cell office:value-type="string">
            <text:p>other</text:p>
          </table:table-cell>
          <table:table-cell office:value-type="string">
            <text:p>l10n_id_detail.user_type_liability</text:p>
          </table:table-cell>
          <table:table-cell office:value-type="string">
            <text:p>233000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equity</text:p>
          </table:table-cell>
          <table:table-cell office:value-type="string">
            <text:p>300000</text:p>
          </table:table-cell>
          <table:table-cell office:value-type="string">
            <text:p>EKUITAS</text:p>
          </table:table-cell>
          <table:table-cell office:value-type="string">
            <text:p>view</text:p>
          </table:table-cell>
          <table:table-cell office:value-type="string">
            <text:p>l10n_id_detail.user_type_equity</text:p>
          </table:table-cell>
          <table:table-cell office:value-type="string">
            <text:p>coa_basic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capital_stock</text:p>
          </table:table-cell>
          <table:table-cell office:value-type="string">
            <text:p>310000</text:p>
          </table:table-cell>
          <table:table-cell office:value-type="string">
            <text:p>Modal Saham</text:p>
          </table:table-cell>
          <table:table-cell office:value-type="string">
            <text:p>view</text:p>
          </table:table-cell>
          <table:table-cell office:value-type="string">
            <text:p>l10n_id_detail.user_type_equity</text:p>
          </table:table-cell>
          <table:table-cell office:value-type="string">
            <text:p>equity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310010</text:p>
          </table:table-cell>
          <table:table-cell office:value-type="string">
            <text:p>Modal Disetor - Mr. W</text:p>
          </table:table-cell>
          <table:table-cell office:value-type="string">
            <text:p>other</text:p>
          </table:table-cell>
          <table:table-cell office:value-type="string">
            <text:p>l10n_id_detail.user_type_equity</text:p>
          </table:table-cell>
          <table:table-cell office:value-type="string">
            <text:p>capital_stock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310020</text:p>
          </table:table-cell>
          <table:table-cell office:value-type="string">
            <text:p>Modal Disetor - Mr. Q</text:p>
          </table:table-cell>
          <table:table-cell office:value-type="string">
            <text:p>other</text:p>
          </table:table-cell>
          <table:table-cell office:value-type="string">
            <text:p>l10n_id_detail.user_type_equity</text:p>
          </table:table-cell>
          <table:table-cell office:value-type="string">
            <text:p>capital_stock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310030</text:p>
          </table:table-cell>
          <table:table-cell office:value-type="string">
            <text:p>Modal Disetor - Mr. X</text:p>
          </table:table-cell>
          <table:table-cell office:value-type="string">
            <text:p>other</text:p>
          </table:table-cell>
          <table:table-cell office:value-type="string">
            <text:p>l10n_id_detail.user_type_equity</text:p>
          </table:table-cell>
          <table:table-cell office:value-type="string">
            <text:p>capital_stock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table:number-columns-repeated="2" office:value-type="string">
            <text:p>312000</text:p>
          </table:table-cell>
          <table:table-cell office:value-type="string">
            <text:p>Tambahan Modal Disetor - Agio Saham</text:p>
          </table:table-cell>
          <table:table-cell office:value-type="string">
            <text:p>other</text:p>
          </table:table-cell>
          <table:table-cell office:value-type="string">
            <text:p>l10n_id_detail.user_type_equity</text:p>
          </table:table-cell>
          <table:table-cell office:value-type="string">
            <text:p>equity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dividends_paid</text:p>
          </table:table-cell>
          <table:table-cell office:value-type="string">
            <text:p>320000</text:p>
          </table:table-cell>
          <table:table-cell office:value-type="string">
            <text:p>Dividen Dibayar</text:p>
          </table:table-cell>
          <table:table-cell office:value-type="string">
            <text:p>other</text:p>
          </table:table-cell>
          <table:table-cell office:value-type="string">
            <text:p>l10n_id_detail.user_type_equity</text:p>
          </table:table-cell>
          <table:table-cell office:value-type="string">
            <text:p>equity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equity_opening</text:p>
          </table:table-cell>
          <table:table-cell office:value-type="string">
            <text:p>330000</text:p>
          </table:table-cell>
          <table:table-cell office:value-type="string">
            <text:p>Saldo Modal Awal</text:p>
          </table:table-cell>
          <table:table-cell office:value-type="string">
            <text:p>other</text:p>
          </table:table-cell>
          <table:table-cell office:value-type="string">
            <text:p>l10n_id_detail.user_type_equity</text:p>
          </table:table-cell>
          <table:table-cell office:value-type="string">
            <text:p>equity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retained_earnings</text:p>
          </table:table-cell>
          <table:table-cell office:value-type="string">
            <text:p>340000</text:p>
          </table:table-cell>
          <table:table-cell office:value-type="string">
            <text:p>Laba Ditahan</text:p>
          </table:table-cell>
          <table:table-cell office:value-type="string">
            <text:p>other</text:p>
          </table:table-cell>
          <table:table-cell office:value-type="string">
            <text:p>l10n_id_detail.user_type_equity</text:p>
          </table:table-cell>
          <table:table-cell office:value-type="string">
            <text:p>equity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income</text:p>
          </table:table-cell>
          <table:table-cell office:value-type="string">
            <text:p>400000</text:p>
          </table:table-cell>
          <table:table-cell office:value-type="string">
            <text:p>PENDAPATAN USAHA</text:p>
          </table:table-cell>
          <table:table-cell office:value-type="string">
            <text:p>view</text:p>
          </table:table-cell>
          <table:table-cell office:value-type="string">
            <text:p>l10n_id_detail.user_type_income</text:p>
          </table:table-cell>
          <table:table-cell office:value-type="string">
            <text:p>coa_basic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base_miscincome</text:p>
          </table:table-cell>
          <table:table-cell office:value-type="string">
            <text:p>490000</text:p>
          </table:table-cell>
          <table:table-cell office:value-type="string">
            <text:p>Pendapatan Operasi Lainnya</text:p>
          </table:table-cell>
          <table:table-cell office:value-type="string">
            <text:p>other</text:p>
          </table:table-cell>
          <table:table-cell office:value-type="string">
            <text:p>l10n_id_detail.user_type_income</text:p>
          </table:table-cell>
          <table:table-cell office:value-type="string">
            <text:p>income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cogs</text:p>
          </table:table-cell>
          <table:table-cell office:value-type="string">
            <text:p>500000</text:p>
          </table:table-cell>
          <table:table-cell office:value-type="string">
            <text:p>BEBAN POKOK PENJUALAN</text:p>
          </table:table-cell>
          <table:table-cell office:value-type="string">
            <text:p>view</text:p>
          </table:table-cell>
          <table:table-cell office:value-type="string">
            <text:p>l10n_id_detail.user_type_cogs</text:p>
          </table:table-cell>
          <table:table-cell office:value-type="string">
            <text:p>coa_basic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expense</text:p>
          </table:table-cell>
          <table:table-cell office:value-type="string">
            <text:p>600000</text:p>
          </table:table-cell>
          <table:table-cell office:value-type="string">
            <text:p>BEBAN USAHA</text:p>
          </table:table-cell>
          <table:table-cell office:value-type="string">
            <text:p>view</text:p>
          </table:table-cell>
          <table:table-cell office:value-type="string">
            <text:p>l10n_id_detail.user_type_expense</text:p>
          </table:table-cell>
          <table:table-cell office:value-type="string">
            <text:p>coa_basic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base_miscexpense</text:p>
          </table:table-cell>
          <table:table-cell office:value-type="string">
            <text:p>690000</text:p>
          </table:table-cell>
          <table:table-cell office:value-type="string">
            <text:p>Beban lain-lain</text:p>
          </table:table-cell>
          <table:table-cell office:value-type="string">
            <text:p>other</text:p>
          </table:table-cell>
          <table:table-cell office:value-type="string">
            <text:p>l10n_id_detail.user_type_expense</text:p>
          </table:table-cell>
          <table:table-cell office:value-type="string">
            <text:p>expense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other_income</text:p>
          </table:table-cell>
          <table:table-cell office:value-type="string">
            <text:p>700000</text:p>
          </table:table-cell>
          <table:table-cell office:value-type="string">
            <text:p>PENDAPATAN NON-USAHA</text:p>
          </table:table-cell>
          <table:table-cell office:value-type="string">
            <text:p>view</text:p>
          </table:table-cell>
          <table:table-cell office:value-type="string">
            <text:p>l10n_id_detail.user_type_other_income</text:p>
          </table:table-cell>
          <table:table-cell office:value-type="string">
            <text:p>coa_basic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  <table:table-row table:style-name="ro1">
          <table:table-cell office:value-type="string">
            <text:p>other_expense</text:p>
          </table:table-cell>
          <table:table-cell office:value-type="string">
            <text:p>800000</text:p>
          </table:table-cell>
          <table:table-cell office:value-type="string">
            <text:p>BEBAN LAIN-LAIN NON-USAHA</text:p>
          </table:table-cell>
          <table:table-cell office:value-type="string">
            <text:p>view</text:p>
          </table:table-cell>
          <table:table-cell office:value-type="string">
            <text:p>l10n_id_detail.user_type_other_expense</text:p>
          </table:table-cell>
          <table:table-cell office:value-type="string">
            <text:p>coa_basic</text:p>
          </table:table-cell>
          <table:table-cell office:value-type="string">
            <text:p>FALSE</text:p>
          </table:table-cell>
          <table:table-cell office:value-type="string">
            <text:p>l10n_id_detail.account_chart_template_basic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Basic Chart of Account</text:p>
          </table:table-cell>
          <table:table-cell office:value-type="string">
            <text:p>COA Basis</text:p>
          </table:table-cell>
          <table:table-cell office:value-type="string">
            <text:p>account_chart_template_basic</text:p>
          </table:table-cell>
          <table:table-cell/>
        </table:table-row>
        <table:table-row table:style-name="ro1">
          <table:table-cell/>
          <table:table-cell office:value-type="string">
            <text:p>Cost of Goods sold</text:p>
          </table:table-cell>
          <table:table-cell office:value-type="string">
            <text:p>Harga Pokok Penjualan</text:p>
          </table:table-cell>
          <table:table-cell office:value-type="string">
            <text:p>account_chart_template_cogs</text:p>
          </table:table-cell>
          <table:table-cell table:formula="of:=CONCATENATE(&quot;&lt;record id=&quot;&quot;&quot;;[.D6];&quot;&quot;&quot; model=&quot;&quot;account.chart.template&quot;&quot;&gt;&lt;field name=&quot;&quot;name&quot;&quot;&gt;&quot;;[.C6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6];&quot;_value&quot;&quot; model=&quot;&quot;ir.values&quot;&quot;&gt;&lt;field name=&quot;&quot;name&quot;&quot;&gt;&quot;;[.C6];&quot;&lt;/field&gt;&lt;field name=&quot;&quot;model&quot;&quot;&gt;account.chart.template&lt;/field&gt;&lt;field name=&quot;&quot;key&quot;&quot;&gt;default&lt;/field&gt;&lt;field name=&quot;&quot;res_id&quot;&quot; ref=&quot;&quot;&quot;;[.D6];&quot;&quot;&quot;/&gt;&lt;field name=&quot;&quot;value&quot;&quot; ref=&quot;&quot;base.IDR&quot;&quot;/&gt;&lt;/record&gt;&quot;)" office:value-type="string" office:string-value="&lt;record id=&quot;account_chart_template_cogs&quot; model=&quot;account.chart.template&quot;&gt;&lt;field name=&quot;name&quot;&gt;Harga Pokok Penjualan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cogs_value&quot; model=&quot;ir.values&quot;&gt;&lt;field name=&quot;name&quot;&gt;Harga Pokok Penjualan&lt;/field&gt;&lt;field name=&quot;model&quot;&gt;account.chart.template&lt;/field&gt;&lt;field name=&quot;key&quot;&gt;default&lt;/field&gt;&lt;field name=&quot;res_id&quot; ref=&quot;account_chart_template_cogs&quot;/&gt;&lt;field name=&quot;value&quot; ref=&quot;base.IDR&quot;/&gt;&lt;/record&gt;">
            <text:p>&lt;record id="account_chart_template_cogs" model="account.chart.template"&gt;&lt;field name="name"&gt;Harga Pokok Penjualan&lt;/field&gt;&lt;field name="visible" eval="False" /&gt;&lt;field name="parent_id" ref="account_chart_template_basic"/&gt;&lt;field name="complete_tax_set" eval="False" /&gt;&lt;/record&gt;&lt;record id="account_chart_template_cogs_value" model="ir.values"&gt;&lt;field name="name"&gt;Harga Pokok Penjualan&lt;/field&gt;&lt;field name="model"&gt;account.chart.template&lt;/field&gt;&lt;field name="key"&gt;default&lt;/field&gt;&lt;field name="res_id" ref="account_chart_template_cogs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Accounting or Bookkeeping</text:p>
          </table:table-cell>
          <table:table-cell office:value-type="string">
            <text:p>Akuntansi atau Pembukuan </text:p>
          </table:table-cell>
          <table:table-cell office:value-type="string">
            <text:p>account_chart_template_accounting</text:p>
          </table:table-cell>
          <table:table-cell table:formula="of:=CONCATENATE(&quot;&lt;record id=&quot;&quot;&quot;;[.D7];&quot;&quot;&quot; model=&quot;&quot;account.chart.template&quot;&quot;&gt;&lt;field name=&quot;&quot;name&quot;&quot;&gt;&quot;;[.C7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7];&quot;_value&quot;&quot; model=&quot;&quot;ir.values&quot;&quot;&gt;&lt;field name=&quot;&quot;name&quot;&quot;&gt;&quot;;[.C7];&quot;&lt;/field&gt;&lt;field name=&quot;&quot;model&quot;&quot;&gt;account.chart.template&lt;/field&gt;&lt;field name=&quot;&quot;key&quot;&quot;&gt;default&lt;/field&gt;&lt;field name=&quot;&quot;res_id&quot;&quot; ref=&quot;&quot;&quot;;[.D7];&quot;&quot;&quot;/&gt;&lt;field name=&quot;&quot;value&quot;&quot; ref=&quot;&quot;base.IDR&quot;&quot;/&gt;&lt;/record&gt;&quot;)" office:value-type="string" office:string-value="&lt;record id=&quot;account_chart_template_accounting&quot; model=&quot;account.chart.template&quot;&gt;&lt;field name=&quot;name&quot;&gt;Akuntansi atau Pembukuan 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accounting_value&quot; model=&quot;ir.values&quot;&gt;&lt;field name=&quot;name&quot;&gt;Akuntansi atau Pembukuan &lt;/field&gt;&lt;field name=&quot;model&quot;&gt;account.chart.template&lt;/field&gt;&lt;field name=&quot;key&quot;&gt;default&lt;/field&gt;&lt;field name=&quot;res_id&quot; ref=&quot;account_chart_template_accounting&quot;/&gt;&lt;field name=&quot;value&quot; ref=&quot;base.IDR&quot;/&gt;&lt;/record&gt;">
            <text:p>&lt;record id="account_chart_template_accounting" model="account.chart.template"&gt;&lt;field name="name"&gt;Akuntansi atau Pembukuan &lt;/field&gt;&lt;field name="visible" eval="False" /&gt;&lt;field name="parent_id" ref="account_chart_template_basic"/&gt;&lt;field name="complete_tax_set" eval="False" /&gt;&lt;/record&gt;&lt;record id="account_chart_template_accounting_value" model="ir.values"&gt;&lt;field name="name"&gt;Akuntansi atau Pembukuan &lt;/field&gt;&lt;field name="model"&gt;account.chart.template&lt;/field&gt;&lt;field name="key"&gt;default&lt;/field&gt;&lt;field name="res_id" ref="account_chart_template_accounting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Advertising or Public Relations</text:p>
          </table:table-cell>
          <table:table-cell office:value-type="string">
            <text:p>Periklanan atau Hubungan Masyarakat </text:p>
          </table:table-cell>
          <table:table-cell office:value-type="string">
            <text:p>account_chart_template_advertising</text:p>
          </table:table-cell>
          <table:table-cell table:formula="of:=CONCATENATE(&quot;&lt;record id=&quot;&quot;&quot;;[.D8];&quot;&quot;&quot; model=&quot;&quot;account.chart.template&quot;&quot;&gt;&lt;field name=&quot;&quot;name&quot;&quot;&gt;&quot;;[.C8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8];&quot;_value&quot;&quot; model=&quot;&quot;ir.values&quot;&quot;&gt;&lt;field name=&quot;&quot;name&quot;&quot;&gt;&quot;;[.C8];&quot;&lt;/field&gt;&lt;field name=&quot;&quot;model&quot;&quot;&gt;account.chart.template&lt;/field&gt;&lt;field name=&quot;&quot;key&quot;&quot;&gt;default&lt;/field&gt;&lt;field name=&quot;&quot;res_id&quot;&quot; ref=&quot;&quot;&quot;;[.D8];&quot;&quot;&quot;/&gt;&lt;field name=&quot;&quot;value&quot;&quot; ref=&quot;&quot;base.IDR&quot;&quot;/&gt;&lt;/record&gt;&quot;)" office:value-type="string" office:string-value="&lt;record id=&quot;account_chart_template_advertising&quot; model=&quot;account.chart.template&quot;&gt;&lt;field name=&quot;name&quot;&gt;Periklanan atau Hubungan Masyarakat 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advertising_value&quot; model=&quot;ir.values&quot;&gt;&lt;field name=&quot;name&quot;&gt;Periklanan atau Hubungan Masyarakat &lt;/field&gt;&lt;field name=&quot;model&quot;&gt;account.chart.template&lt;/field&gt;&lt;field name=&quot;key&quot;&gt;default&lt;/field&gt;&lt;field name=&quot;res_id&quot; ref=&quot;account_chart_template_advertising&quot;/&gt;&lt;field name=&quot;value&quot; ref=&quot;base.IDR&quot;/&gt;&lt;/record&gt;">
            <text:p>&lt;record id="account_chart_template_advertising" model="account.chart.template"&gt;&lt;field name="name"&gt;Periklanan atau Hubungan Masyarakat &lt;/field&gt;&lt;field name="visible" eval="False" /&gt;&lt;field name="parent_id" ref="account_chart_template_basic"/&gt;&lt;field name="complete_tax_set" eval="False" /&gt;&lt;/record&gt;&lt;record id="account_chart_template_advertising_value" model="ir.values"&gt;&lt;field name="name"&gt;Periklanan atau Hubungan Masyarakat &lt;/field&gt;&lt;field name="model"&gt;account.chart.template&lt;/field&gt;&lt;field name="key"&gt;default&lt;/field&gt;&lt;field name="res_id" ref="account_chart_template_advertising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Agriculture, Ranching or Farming</text:p>
          </table:table-cell>
          <table:table-cell office:value-type="string">
            <text:p>Pertanian, Perkebunan atau Peternakan </text:p>
          </table:table-cell>
          <table:table-cell office:value-type="string">
            <text:p>account_chart_template_agriculture</text:p>
          </table:table-cell>
          <table:table-cell table:formula="of:=CONCATENATE(&quot;&lt;record id=&quot;&quot;&quot;;[.D9];&quot;&quot;&quot; model=&quot;&quot;account.chart.template&quot;&quot;&gt;&lt;field name=&quot;&quot;name&quot;&quot;&gt;&quot;;[.C9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9];&quot;_value&quot;&quot; model=&quot;&quot;ir.values&quot;&quot;&gt;&lt;field name=&quot;&quot;name&quot;&quot;&gt;&quot;;[.C9];&quot;&lt;/field&gt;&lt;field name=&quot;&quot;model&quot;&quot;&gt;account.chart.template&lt;/field&gt;&lt;field name=&quot;&quot;key&quot;&quot;&gt;default&lt;/field&gt;&lt;field name=&quot;&quot;res_id&quot;&quot; ref=&quot;&quot;&quot;;[.D9];&quot;&quot;&quot;/&gt;&lt;field name=&quot;&quot;value&quot;&quot; ref=&quot;&quot;base.IDR&quot;&quot;/&gt;&lt;/record&gt;&quot;)" office:value-type="string" office:string-value="&lt;record id=&quot;account_chart_template_agriculture&quot; model=&quot;account.chart.template&quot;&gt;&lt;field name=&quot;name&quot;&gt;Pertanian, Perkebunan atau Peternakan 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agriculture_value&quot; model=&quot;ir.values&quot;&gt;&lt;field name=&quot;name&quot;&gt;Pertanian, Perkebunan atau Peternakan &lt;/field&gt;&lt;field name=&quot;model&quot;&gt;account.chart.template&lt;/field&gt;&lt;field name=&quot;key&quot;&gt;default&lt;/field&gt;&lt;field name=&quot;res_id&quot; ref=&quot;account_chart_template_agriculture&quot;/&gt;&lt;field name=&quot;value&quot; ref=&quot;base.IDR&quot;/&gt;&lt;/record&gt;">
            <text:p>&lt;record id="account_chart_template_agriculture" model="account.chart.template"&gt;&lt;field name="name"&gt;Pertanian, Perkebunan atau Peternakan &lt;/field&gt;&lt;field name="visible" eval="False" /&gt;&lt;field name="parent_id" ref="account_chart_template_basic"/&gt;&lt;field name="complete_tax_set" eval="False" /&gt;&lt;/record&gt;&lt;record id="account_chart_template_agriculture_value" model="ir.values"&gt;&lt;field name="name"&gt;Pertanian, Perkebunan atau Peternakan &lt;/field&gt;&lt;field name="model"&gt;account.chart.template&lt;/field&gt;&lt;field name="key"&gt;default&lt;/field&gt;&lt;field name="res_id" ref="account_chart_template_agriculture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Art, Writing or Photography</text:p>
          </table:table-cell>
          <table:table-cell office:value-type="string">
            <text:p>Seni, Menulis atau Fotographi </text:p>
          </table:table-cell>
          <table:table-cell office:value-type="string">
            <text:p>account_chart_template_art</text:p>
          </table:table-cell>
          <table:table-cell table:formula="of:=CONCATENATE(&quot;&lt;record id=&quot;&quot;&quot;;[.D10];&quot;&quot;&quot; model=&quot;&quot;account.chart.template&quot;&quot;&gt;&lt;field name=&quot;&quot;name&quot;&quot;&gt;&quot;;[.C10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10];&quot;_value&quot;&quot; model=&quot;&quot;ir.values&quot;&quot;&gt;&lt;field name=&quot;&quot;name&quot;&quot;&gt;&quot;;[.C10];&quot;&lt;/field&gt;&lt;field name=&quot;&quot;model&quot;&quot;&gt;account.chart.template&lt;/field&gt;&lt;field name=&quot;&quot;key&quot;&quot;&gt;default&lt;/field&gt;&lt;field name=&quot;&quot;res_id&quot;&quot; ref=&quot;&quot;&quot;;[.D10];&quot;&quot;&quot;/&gt;&lt;field name=&quot;&quot;value&quot;&quot; ref=&quot;&quot;base.IDR&quot;&quot;/&gt;&lt;/record&gt;&quot;)" office:value-type="string" office:string-value="&lt;record id=&quot;account_chart_template_art&quot; model=&quot;account.chart.template&quot;&gt;&lt;field name=&quot;name&quot;&gt;Seni, Menulis atau Fotographi 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art_value&quot; model=&quot;ir.values&quot;&gt;&lt;field name=&quot;name&quot;&gt;Seni, Menulis atau Fotographi &lt;/field&gt;&lt;field name=&quot;model&quot;&gt;account.chart.template&lt;/field&gt;&lt;field name=&quot;key&quot;&gt;default&lt;/field&gt;&lt;field name=&quot;res_id&quot; ref=&quot;account_chart_template_art&quot;/&gt;&lt;field name=&quot;value&quot; ref=&quot;base.IDR&quot;/&gt;&lt;/record&gt;">
            <text:p>&lt;record id="account_chart_template_art" model="account.chart.template"&gt;&lt;field name="name"&gt;Seni, Menulis atau Fotographi &lt;/field&gt;&lt;field name="visible" eval="False" /&gt;&lt;field name="parent_id" ref="account_chart_template_basic"/&gt;&lt;field name="complete_tax_set" eval="False" /&gt;&lt;/record&gt;&lt;record id="account_chart_template_art_value" model="ir.values"&gt;&lt;field name="name"&gt;Seni, Menulis atau Fotographi &lt;/field&gt;&lt;field name="model"&gt;account.chart.template&lt;/field&gt;&lt;field name="key"&gt;default&lt;/field&gt;&lt;field name="res_id" ref="account_chart_template_art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Automotive Sales or Repair</text:p>
          </table:table-cell>
          <table:table-cell office:value-type="string">
            <text:p>Penjualan atau Bengkel Mobil </text:p>
          </table:table-cell>
          <table:table-cell office:value-type="string">
            <text:p>account_chart_template_automotive</text:p>
          </table:table-cell>
          <table:table-cell table:formula="of:=CONCATENATE(&quot;&lt;record id=&quot;&quot;&quot;;[.D11];&quot;&quot;&quot; model=&quot;&quot;account.chart.template&quot;&quot;&gt;&lt;field name=&quot;&quot;name&quot;&quot;&gt;&quot;;[.C11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11];&quot;_value&quot;&quot; model=&quot;&quot;ir.values&quot;&quot;&gt;&lt;field name=&quot;&quot;name&quot;&quot;&gt;&quot;;[.C11];&quot;&lt;/field&gt;&lt;field name=&quot;&quot;model&quot;&quot;&gt;account.chart.template&lt;/field&gt;&lt;field name=&quot;&quot;key&quot;&quot;&gt;default&lt;/field&gt;&lt;field name=&quot;&quot;res_id&quot;&quot; ref=&quot;&quot;&quot;;[.D11];&quot;&quot;&quot;/&gt;&lt;field name=&quot;&quot;value&quot;&quot; ref=&quot;&quot;base.IDR&quot;&quot;/&gt;&lt;/record&gt;&quot;)" office:value-type="string" office:string-value="&lt;record id=&quot;account_chart_template_automotive&quot; model=&quot;account.chart.template&quot;&gt;&lt;field name=&quot;name&quot;&gt;Penjualan atau Bengkel Mobil 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automotive_value&quot; model=&quot;ir.values&quot;&gt;&lt;field name=&quot;name&quot;&gt;Penjualan atau Bengkel Mobil &lt;/field&gt;&lt;field name=&quot;model&quot;&gt;account.chart.template&lt;/field&gt;&lt;field name=&quot;key&quot;&gt;default&lt;/field&gt;&lt;field name=&quot;res_id&quot; ref=&quot;account_chart_template_automotive&quot;/&gt;&lt;field name=&quot;value&quot; ref=&quot;base.IDR&quot;/&gt;&lt;/record&gt;">
            <text:p>&lt;record id="account_chart_template_automotive" model="account.chart.template"&gt;&lt;field name="name"&gt;Penjualan atau Bengkel Mobil &lt;/field&gt;&lt;field name="visible" eval="False" /&gt;&lt;field name="parent_id" ref="account_chart_template_basic"/&gt;&lt;field name="complete_tax_set" eval="False" /&gt;&lt;/record&gt;&lt;record id="account_chart_template_automotive_value" model="ir.values"&gt;&lt;field name="name"&gt;Penjualan atau Bengkel Mobil &lt;/field&gt;&lt;field name="model"&gt;account.chart.template&lt;/field&gt;&lt;field name="key"&gt;default&lt;/field&gt;&lt;field name="res_id" ref="account_chart_template_automotive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Church or Religious Organization</text:p>
          </table:table-cell>
          <table:table-cell office:value-type="string">
            <text:p>Yayasan atau Organisasi Keagamaan </text:p>
          </table:table-cell>
          <table:table-cell office:value-type="string">
            <text:p>account_chart_template_religiousorganization</text:p>
          </table:table-cell>
          <table:table-cell table:formula="of:=CONCATENATE(&quot;&lt;record id=&quot;&quot;&quot;;[.D12];&quot;&quot;&quot; model=&quot;&quot;account.chart.template&quot;&quot;&gt;&lt;field name=&quot;&quot;name&quot;&quot;&gt;&quot;;[.C12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12];&quot;_value&quot;&quot; model=&quot;&quot;ir.values&quot;&quot;&gt;&lt;field name=&quot;&quot;name&quot;&quot;&gt;&quot;;[.C12];&quot;&lt;/field&gt;&lt;field name=&quot;&quot;model&quot;&quot;&gt;account.chart.template&lt;/field&gt;&lt;field name=&quot;&quot;key&quot;&quot;&gt;default&lt;/field&gt;&lt;field name=&quot;&quot;res_id&quot;&quot; ref=&quot;&quot;&quot;;[.D12];&quot;&quot;&quot;/&gt;&lt;field name=&quot;&quot;value&quot;&quot; ref=&quot;&quot;base.IDR&quot;&quot;/&gt;&lt;/record&gt;&quot;)" office:value-type="string" office:string-value="&lt;record id=&quot;account_chart_template_religiousorganization&quot; model=&quot;account.chart.template&quot;&gt;&lt;field name=&quot;name&quot;&gt;Yayasan atau Organisasi Keagamaan 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religiousorganization_value&quot; model=&quot;ir.values&quot;&gt;&lt;field name=&quot;name&quot;&gt;Yayasan atau Organisasi Keagamaan &lt;/field&gt;&lt;field name=&quot;model&quot;&gt;account.chart.template&lt;/field&gt;&lt;field name=&quot;key&quot;&gt;default&lt;/field&gt;&lt;field name=&quot;res_id&quot; ref=&quot;account_chart_template_religiousorganization&quot;/&gt;&lt;field name=&quot;value&quot; ref=&quot;base.IDR&quot;/&gt;&lt;/record&gt;">
            <text:p>&lt;record id="account_chart_template_religiousorganization" model="account.chart.template"&gt;&lt;field name="name"&gt;Yayasan atau Organisasi Keagamaan &lt;/field&gt;&lt;field name="visible" eval="False" /&gt;&lt;field name="parent_id" ref="account_chart_template_basic"/&gt;&lt;field name="complete_tax_set" eval="False" /&gt;&lt;/record&gt;&lt;record id="account_chart_template_religiousorganization_value" model="ir.values"&gt;&lt;field name="name"&gt;Yayasan atau Organisasi Keagamaan &lt;/field&gt;&lt;field name="model"&gt;account.chart.template&lt;/field&gt;&lt;field name="key"&gt;default&lt;/field&gt;&lt;field name="res_id" ref="account_chart_template_religiousorganization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Construction General Contractor</text:p>
          </table:table-cell>
          <table:table-cell office:value-type="string">
            <text:p>Konstruksi/Kontraktor Umum</text:p>
          </table:table-cell>
          <table:table-cell office:value-type="string">
            <text:p>account_chart_template_construction_general</text:p>
          </table:table-cell>
          <table:table-cell table:formula="of:=CONCATENATE(&quot;&lt;record id=&quot;&quot;&quot;;[.D13];&quot;&quot;&quot; model=&quot;&quot;account.chart.template&quot;&quot;&gt;&lt;field name=&quot;&quot;name&quot;&quot;&gt;&quot;;[.C13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13];&quot;_value&quot;&quot; model=&quot;&quot;ir.values&quot;&quot;&gt;&lt;field name=&quot;&quot;name&quot;&quot;&gt;&quot;;[.C13];&quot;&lt;/field&gt;&lt;field name=&quot;&quot;model&quot;&quot;&gt;account.chart.template&lt;/field&gt;&lt;field name=&quot;&quot;key&quot;&quot;&gt;default&lt;/field&gt;&lt;field name=&quot;&quot;res_id&quot;&quot; ref=&quot;&quot;&quot;;[.D13];&quot;&quot;&quot;/&gt;&lt;field name=&quot;&quot;value&quot;&quot; ref=&quot;&quot;base.IDR&quot;&quot;/&gt;&lt;/record&gt;&quot;)" office:value-type="string" office:string-value="&lt;record id=&quot;account_chart_template_construction_general&quot; model=&quot;account.chart.template&quot;&gt;&lt;field name=&quot;name&quot;&gt;Konstruksi/Kontraktor Umum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construction_general_value&quot; model=&quot;ir.values&quot;&gt;&lt;field name=&quot;name&quot;&gt;Konstruksi/Kontraktor Umum&lt;/field&gt;&lt;field name=&quot;model&quot;&gt;account.chart.template&lt;/field&gt;&lt;field name=&quot;key&quot;&gt;default&lt;/field&gt;&lt;field name=&quot;res_id&quot; ref=&quot;account_chart_template_construction_general&quot;/&gt;&lt;field name=&quot;value&quot; ref=&quot;base.IDR&quot;/&gt;&lt;/record&gt;">
            <text:p>&lt;record id="account_chart_template_construction_general" model="account.chart.template"&gt;&lt;field name="name"&gt;Konstruksi/Kontraktor Umum&lt;/field&gt;&lt;field name="visible" eval="False" /&gt;&lt;field name="parent_id" ref="account_chart_template_basic"/&gt;&lt;field name="complete_tax_set" eval="False" /&gt;&lt;/record&gt;&lt;record id="account_chart_template_construction_general_value" model="ir.values"&gt;&lt;field name="name"&gt;Konstruksi/Kontraktor Umum&lt;/field&gt;&lt;field name="model"&gt;account.chart.template&lt;/field&gt;&lt;field name="key"&gt;default&lt;/field&gt;&lt;field name="res_id" ref="account_chart_template_construction_general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Construction Trades (Plumber, Electrician...)</text:p>
          </table:table-cell>
          <table:table-cell office:value-type="string">
            <text:p>Kontraktor Spesialis</text:p>
          </table:table-cell>
          <table:table-cell office:value-type="string">
            <text:p>account_chart_template_construction_trade</text:p>
          </table:table-cell>
          <table:table-cell table:formula="of:=CONCATENATE(&quot;&lt;record id=&quot;&quot;&quot;;[.D14];&quot;&quot;&quot; model=&quot;&quot;account.chart.template&quot;&quot;&gt;&lt;field name=&quot;&quot;name&quot;&quot;&gt;&quot;;[.C14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14];&quot;_value&quot;&quot; model=&quot;&quot;ir.values&quot;&quot;&gt;&lt;field name=&quot;&quot;name&quot;&quot;&gt;&quot;;[.C14];&quot;&lt;/field&gt;&lt;field name=&quot;&quot;model&quot;&quot;&gt;account.chart.template&lt;/field&gt;&lt;field name=&quot;&quot;key&quot;&quot;&gt;default&lt;/field&gt;&lt;field name=&quot;&quot;res_id&quot;&quot; ref=&quot;&quot;&quot;;[.D14];&quot;&quot;&quot;/&gt;&lt;field name=&quot;&quot;value&quot;&quot; ref=&quot;&quot;base.IDR&quot;&quot;/&gt;&lt;/record&gt;&quot;)" office:value-type="string" office:string-value="&lt;record id=&quot;account_chart_template_construction_trade&quot; model=&quot;account.chart.template&quot;&gt;&lt;field name=&quot;name&quot;&gt;Kontraktor Spesialis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construction_trade_value&quot; model=&quot;ir.values&quot;&gt;&lt;field name=&quot;name&quot;&gt;Kontraktor Spesialis&lt;/field&gt;&lt;field name=&quot;model&quot;&gt;account.chart.template&lt;/field&gt;&lt;field name=&quot;key&quot;&gt;default&lt;/field&gt;&lt;field name=&quot;res_id&quot; ref=&quot;account_chart_template_construction_trade&quot;/&gt;&lt;field name=&quot;value&quot; ref=&quot;base.IDR&quot;/&gt;&lt;/record&gt;">
            <text:p>&lt;record id="account_chart_template_construction_trade" model="account.chart.template"&gt;&lt;field name="name"&gt;Kontraktor Spesialis&lt;/field&gt;&lt;field name="visible" eval="False" /&gt;&lt;field name="parent_id" ref="account_chart_template_basic"/&gt;&lt;field name="complete_tax_set" eval="False" /&gt;&lt;/record&gt;&lt;record id="account_chart_template_construction_trade_value" model="ir.values"&gt;&lt;field name="name"&gt;Kontraktor Spesialis&lt;/field&gt;&lt;field name="model"&gt;account.chart.template&lt;/field&gt;&lt;field name="key"&gt;default&lt;/field&gt;&lt;field name="res_id" ref="account_chart_template_construction_trade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Design, Architecture or Engineering</text:p>
          </table:table-cell>
          <table:table-cell office:value-type="string">
            <text:p>Desain, Arsitektur atau Engineering </text:p>
          </table:table-cell>
          <table:table-cell office:value-type="string">
            <text:p>account_chart_template_design</text:p>
          </table:table-cell>
          <table:table-cell table:formula="of:=CONCATENATE(&quot;&lt;record id=&quot;&quot;&quot;;[.D15];&quot;&quot;&quot; model=&quot;&quot;account.chart.template&quot;&quot;&gt;&lt;field name=&quot;&quot;name&quot;&quot;&gt;&quot;;[.C15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15];&quot;_value&quot;&quot; model=&quot;&quot;ir.values&quot;&quot;&gt;&lt;field name=&quot;&quot;name&quot;&quot;&gt;&quot;;[.C15];&quot;&lt;/field&gt;&lt;field name=&quot;&quot;model&quot;&quot;&gt;account.chart.template&lt;/field&gt;&lt;field name=&quot;&quot;key&quot;&quot;&gt;default&lt;/field&gt;&lt;field name=&quot;&quot;res_id&quot;&quot; ref=&quot;&quot;&quot;;[.D15];&quot;&quot;&quot;/&gt;&lt;field name=&quot;&quot;value&quot;&quot; ref=&quot;&quot;base.IDR&quot;&quot;/&gt;&lt;/record&gt;&quot;)" office:value-type="string" office:string-value="&lt;record id=&quot;account_chart_template_design&quot; model=&quot;account.chart.template&quot;&gt;&lt;field name=&quot;name&quot;&gt;Desain, Arsitektur atau Engineering 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design_value&quot; model=&quot;ir.values&quot;&gt;&lt;field name=&quot;name&quot;&gt;Desain, Arsitektur atau Engineering &lt;/field&gt;&lt;field name=&quot;model&quot;&gt;account.chart.template&lt;/field&gt;&lt;field name=&quot;key&quot;&gt;default&lt;/field&gt;&lt;field name=&quot;res_id&quot; ref=&quot;account_chart_template_design&quot;/&gt;&lt;field name=&quot;value&quot; ref=&quot;base.IDR&quot;/&gt;&lt;/record&gt;">
            <text:p>&lt;record id="account_chart_template_design" model="account.chart.template"&gt;&lt;field name="name"&gt;Desain, Arsitektur atau Engineering &lt;/field&gt;&lt;field name="visible" eval="False" /&gt;&lt;field name="parent_id" ref="account_chart_template_basic"/&gt;&lt;field name="complete_tax_set" eval="False" /&gt;&lt;/record&gt;&lt;record id="account_chart_template_design_value" model="ir.values"&gt;&lt;field name="name"&gt;Desain, Arsitektur atau Engineering &lt;/field&gt;&lt;field name="model"&gt;account.chart.template&lt;/field&gt;&lt;field name="key"&gt;default&lt;/field&gt;&lt;field name="res_id" ref="account_chart_template_design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Financial Services other than Accounting or Bookkeeping</text:p>
          </table:table-cell>
          <table:table-cell office:value-type="string">
            <text:p>Jasa keuangan selain Akuntansi atau Pembukuan </text:p>
          </table:table-cell>
          <table:table-cell office:value-type="string">
            <text:p>account_chart_template_financial_service</text:p>
          </table:table-cell>
          <table:table-cell table:formula="of:=CONCATENATE(&quot;&lt;record id=&quot;&quot;&quot;;[.D16];&quot;&quot;&quot; model=&quot;&quot;account.chart.template&quot;&quot;&gt;&lt;field name=&quot;&quot;name&quot;&quot;&gt;&quot;;[.C16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16];&quot;_value&quot;&quot; model=&quot;&quot;ir.values&quot;&quot;&gt;&lt;field name=&quot;&quot;name&quot;&quot;&gt;&quot;;[.C16];&quot;&lt;/field&gt;&lt;field name=&quot;&quot;model&quot;&quot;&gt;account.chart.template&lt;/field&gt;&lt;field name=&quot;&quot;key&quot;&quot;&gt;default&lt;/field&gt;&lt;field name=&quot;&quot;res_id&quot;&quot; ref=&quot;&quot;&quot;;[.D16];&quot;&quot;&quot;/&gt;&lt;field name=&quot;&quot;value&quot;&quot; ref=&quot;&quot;base.IDR&quot;&quot;/&gt;&lt;/record&gt;&quot;)" office:value-type="string" office:string-value="&lt;record id=&quot;account_chart_template_financial_service&quot; model=&quot;account.chart.template&quot;&gt;&lt;field name=&quot;name&quot;&gt;Jasa keuangan selain Akuntansi atau Pembukuan 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financial_service_value&quot; model=&quot;ir.values&quot;&gt;&lt;field name=&quot;name&quot;&gt;Jasa keuangan selain Akuntansi atau Pembukuan &lt;/field&gt;&lt;field name=&quot;model&quot;&gt;account.chart.template&lt;/field&gt;&lt;field name=&quot;key&quot;&gt;default&lt;/field&gt;&lt;field name=&quot;res_id&quot; ref=&quot;account_chart_template_financial_service&quot;/&gt;&lt;field name=&quot;value&quot; ref=&quot;base.IDR&quot;/&gt;&lt;/record&gt;">
            <text:p>&lt;record id="account_chart_template_financial_service" model="account.chart.template"&gt;&lt;field name="name"&gt;Jasa keuangan selain Akuntansi atau Pembukuan &lt;/field&gt;&lt;field name="visible" eval="False" /&gt;&lt;field name="parent_id" ref="account_chart_template_basic"/&gt;&lt;field name="complete_tax_set" eval="False" /&gt;&lt;/record&gt;&lt;record id="account_chart_template_financial_service_value" model="ir.values"&gt;&lt;field name="name"&gt;Jasa keuangan selain Akuntansi atau Pembukuan &lt;/field&gt;&lt;field name="model"&gt;account.chart.template&lt;/field&gt;&lt;field name="key"&gt;default&lt;/field&gt;&lt;field name="res_id" ref="account_chart_template_financial_service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General Product-Based Business</text:p>
          </table:table-cell>
          <table:table-cell office:value-type="string">
            <text:p>Bisnis Umum Berbasis Produk</text:p>
          </table:table-cell>
          <table:table-cell office:value-type="string">
            <text:p>account_chart_template_general_product</text:p>
          </table:table-cell>
          <table:table-cell table:formula="of:=CONCATENATE(&quot;&lt;record id=&quot;&quot;&quot;;[.D17];&quot;&quot;&quot; model=&quot;&quot;account.chart.template&quot;&quot;&gt;&lt;field name=&quot;&quot;name&quot;&quot;&gt;&quot;;[.C17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17];&quot;_value&quot;&quot; model=&quot;&quot;ir.values&quot;&quot;&gt;&lt;field name=&quot;&quot;name&quot;&quot;&gt;&quot;;[.C17];&quot;&lt;/field&gt;&lt;field name=&quot;&quot;model&quot;&quot;&gt;account.chart.template&lt;/field&gt;&lt;field name=&quot;&quot;key&quot;&quot;&gt;default&lt;/field&gt;&lt;field name=&quot;&quot;res_id&quot;&quot; ref=&quot;&quot;&quot;;[.D17];&quot;&quot;&quot;/&gt;&lt;field name=&quot;&quot;value&quot;&quot; ref=&quot;&quot;base.IDR&quot;&quot;/&gt;&lt;/record&gt;&quot;)" office:value-type="string" office:string-value="&lt;record id=&quot;account_chart_template_general_product&quot; model=&quot;account.chart.template&quot;&gt;&lt;field name=&quot;name&quot;&gt;Bisnis Umum Berbasis Produk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general_product_value&quot; model=&quot;ir.values&quot;&gt;&lt;field name=&quot;name&quot;&gt;Bisnis Umum Berbasis Produk&lt;/field&gt;&lt;field name=&quot;model&quot;&gt;account.chart.template&lt;/field&gt;&lt;field name=&quot;key&quot;&gt;default&lt;/field&gt;&lt;field name=&quot;res_id&quot; ref=&quot;account_chart_template_general_product&quot;/&gt;&lt;field name=&quot;value&quot; ref=&quot;base.IDR&quot;/&gt;&lt;/record&gt;">
            <text:p>&lt;record id="account_chart_template_general_product" model="account.chart.template"&gt;&lt;field name="name"&gt;Bisnis Umum Berbasis Produk&lt;/field&gt;&lt;field name="visible" eval="False" /&gt;&lt;field name="parent_id" ref="account_chart_template_basic"/&gt;&lt;field name="complete_tax_set" eval="False" /&gt;&lt;/record&gt;&lt;record id="account_chart_template_general_product_value" model="ir.values"&gt;&lt;field name="name"&gt;Bisnis Umum Berbasis Produk&lt;/field&gt;&lt;field name="model"&gt;account.chart.template&lt;/field&gt;&lt;field name="key"&gt;default&lt;/field&gt;&lt;field name="res_id" ref="account_chart_template_general_product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General Service-Based Business</text:p>
          </table:table-cell>
          <table:table-cell office:value-type="string">
            <text:p>Bisnis Umum Berbasis Jasa</text:p>
          </table:table-cell>
          <table:table-cell office:value-type="string">
            <text:p>account_chart_template_general_service</text:p>
          </table:table-cell>
          <table:table-cell table:formula="of:=CONCATENATE(&quot;&lt;record id=&quot;&quot;&quot;;[.D18];&quot;&quot;&quot; model=&quot;&quot;account.chart.template&quot;&quot;&gt;&lt;field name=&quot;&quot;name&quot;&quot;&gt;&quot;;[.C18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18];&quot;_value&quot;&quot; model=&quot;&quot;ir.values&quot;&quot;&gt;&lt;field name=&quot;&quot;name&quot;&quot;&gt;&quot;;[.C18];&quot;&lt;/field&gt;&lt;field name=&quot;&quot;model&quot;&quot;&gt;account.chart.template&lt;/field&gt;&lt;field name=&quot;&quot;key&quot;&quot;&gt;default&lt;/field&gt;&lt;field name=&quot;&quot;res_id&quot;&quot; ref=&quot;&quot;&quot;;[.D18];&quot;&quot;&quot;/&gt;&lt;field name=&quot;&quot;value&quot;&quot; ref=&quot;&quot;base.IDR&quot;&quot;/&gt;&lt;/record&gt;&quot;)" office:value-type="string" office:string-value="&lt;record id=&quot;account_chart_template_general_service&quot; model=&quot;account.chart.template&quot;&gt;&lt;field name=&quot;name&quot;&gt;Bisnis Umum Berbasis Jasa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general_service_value&quot; model=&quot;ir.values&quot;&gt;&lt;field name=&quot;name&quot;&gt;Bisnis Umum Berbasis Jasa&lt;/field&gt;&lt;field name=&quot;model&quot;&gt;account.chart.template&lt;/field&gt;&lt;field name=&quot;key&quot;&gt;default&lt;/field&gt;&lt;field name=&quot;res_id&quot; ref=&quot;account_chart_template_general_service&quot;/&gt;&lt;field name=&quot;value&quot; ref=&quot;base.IDR&quot;/&gt;&lt;/record&gt;">
            <text:p>&lt;record id="account_chart_template_general_service" model="account.chart.template"&gt;&lt;field name="name"&gt;Bisnis Umum Berbasis Jasa&lt;/field&gt;&lt;field name="visible" eval="False" /&gt;&lt;field name="parent_id" ref="account_chart_template_basic"/&gt;&lt;field name="complete_tax_set" eval="False" /&gt;&lt;/record&gt;&lt;record id="account_chart_template_general_service_value" model="ir.values"&gt;&lt;field name="name"&gt;Bisnis Umum Berbasis Jasa&lt;/field&gt;&lt;field name="model"&gt;account.chart.template&lt;/field&gt;&lt;field name="key"&gt;default&lt;/field&gt;&lt;field name="res_id" ref="account_chart_template_general_service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Hair Salon, Beauty Salon or Barber Shop</text:p>
          </table:table-cell>
          <table:table-cell office:value-type="string">
            <text:p>Salon Kecantikan atau Barber Shop </text:p>
          </table:table-cell>
          <table:table-cell office:value-type="string">
            <text:p>account_chart_template_hairorbeautyshop</text:p>
          </table:table-cell>
          <table:table-cell table:formula="of:=CONCATENATE(&quot;&lt;record id=&quot;&quot;&quot;;[.D19];&quot;&quot;&quot; model=&quot;&quot;account.chart.template&quot;&quot;&gt;&lt;field name=&quot;&quot;name&quot;&quot;&gt;&quot;;[.C19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19];&quot;_value&quot;&quot; model=&quot;&quot;ir.values&quot;&quot;&gt;&lt;field name=&quot;&quot;name&quot;&quot;&gt;&quot;;[.C19];&quot;&lt;/field&gt;&lt;field name=&quot;&quot;model&quot;&quot;&gt;account.chart.template&lt;/field&gt;&lt;field name=&quot;&quot;key&quot;&quot;&gt;default&lt;/field&gt;&lt;field name=&quot;&quot;res_id&quot;&quot; ref=&quot;&quot;&quot;;[.D19];&quot;&quot;&quot;/&gt;&lt;field name=&quot;&quot;value&quot;&quot; ref=&quot;&quot;base.IDR&quot;&quot;/&gt;&lt;/record&gt;&quot;)" office:value-type="string" office:string-value="&lt;record id=&quot;account_chart_template_hairorbeautyshop&quot; model=&quot;account.chart.template&quot;&gt;&lt;field name=&quot;name&quot;&gt;Salon Kecantikan atau Barber Shop 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hairorbeautyshop_value&quot; model=&quot;ir.values&quot;&gt;&lt;field name=&quot;name&quot;&gt;Salon Kecantikan atau Barber Shop &lt;/field&gt;&lt;field name=&quot;model&quot;&gt;account.chart.template&lt;/field&gt;&lt;field name=&quot;key&quot;&gt;default&lt;/field&gt;&lt;field name=&quot;res_id&quot; ref=&quot;account_chart_template_hairorbeautyshop&quot;/&gt;&lt;field name=&quot;value&quot; ref=&quot;base.IDR&quot;/&gt;&lt;/record&gt;">
            <text:p>&lt;record id="account_chart_template_hairorbeautyshop" model="account.chart.template"&gt;&lt;field name="name"&gt;Salon Kecantikan atau Barber Shop &lt;/field&gt;&lt;field name="visible" eval="False" /&gt;&lt;field name="parent_id" ref="account_chart_template_basic"/&gt;&lt;field name="complete_tax_set" eval="False" /&gt;&lt;/record&gt;&lt;record id="account_chart_template_hairorbeautyshop_value" model="ir.values"&gt;&lt;field name="name"&gt;Salon Kecantikan atau Barber Shop &lt;/field&gt;&lt;field name="model"&gt;account.chart.template&lt;/field&gt;&lt;field name="key"&gt;default&lt;/field&gt;&lt;field name="res_id" ref="account_chart_template_hairorbeautyshop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Insurance Agency or Broker</text:p>
          </table:table-cell>
          <table:table-cell office:value-type="string">
            <text:p>Agen atau Broker Asuransi</text:p>
          </table:table-cell>
          <table:table-cell office:value-type="string">
            <text:p>account_chart_template_insuranceagency</text:p>
          </table:table-cell>
          <table:table-cell table:formula="of:=CONCATENATE(&quot;&lt;record id=&quot;&quot;&quot;;[.D20];&quot;&quot;&quot; model=&quot;&quot;account.chart.template&quot;&quot;&gt;&lt;field name=&quot;&quot;name&quot;&quot;&gt;&quot;;[.C20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20];&quot;_value&quot;&quot; model=&quot;&quot;ir.values&quot;&quot;&gt;&lt;field name=&quot;&quot;name&quot;&quot;&gt;&quot;;[.C20];&quot;&lt;/field&gt;&lt;field name=&quot;&quot;model&quot;&quot;&gt;account.chart.template&lt;/field&gt;&lt;field name=&quot;&quot;key&quot;&quot;&gt;default&lt;/field&gt;&lt;field name=&quot;&quot;res_id&quot;&quot; ref=&quot;&quot;&quot;;[.D20];&quot;&quot;&quot;/&gt;&lt;field name=&quot;&quot;value&quot;&quot; ref=&quot;&quot;base.IDR&quot;&quot;/&gt;&lt;/record&gt;&quot;)" office:value-type="string" office:string-value="&lt;record id=&quot;account_chart_template_insuranceagency&quot; model=&quot;account.chart.template&quot;&gt;&lt;field name=&quot;name&quot;&gt;Agen atau Broker Asuransi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insuranceagency_value&quot; model=&quot;ir.values&quot;&gt;&lt;field name=&quot;name&quot;&gt;Agen atau Broker Asuransi&lt;/field&gt;&lt;field name=&quot;model&quot;&gt;account.chart.template&lt;/field&gt;&lt;field name=&quot;key&quot;&gt;default&lt;/field&gt;&lt;field name=&quot;res_id&quot; ref=&quot;account_chart_template_insuranceagency&quot;/&gt;&lt;field name=&quot;value&quot; ref=&quot;base.IDR&quot;/&gt;&lt;/record&gt;">
            <text:p>&lt;record id="account_chart_template_insuranceagency" model="account.chart.template"&gt;&lt;field name="name"&gt;Agen atau Broker Asuransi&lt;/field&gt;&lt;field name="visible" eval="False" /&gt;&lt;field name="parent_id" ref="account_chart_template_basic"/&gt;&lt;field name="complete_tax_set" eval="False" /&gt;&lt;/record&gt;&lt;record id="account_chart_template_insuranceagency_value" model="ir.values"&gt;&lt;field name="name"&gt;Agen atau Broker Asuransi&lt;/field&gt;&lt;field name="model"&gt;account.chart.template&lt;/field&gt;&lt;field name="key"&gt;default&lt;/field&gt;&lt;field name="res_id" ref="account_chart_template_insuranceagency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Information Technology (Computer, Software)</text:p>
          </table:table-cell>
          <table:table-cell office:value-type="string">
            <text:p>Teknologi Informasi (Komputer, Software) </text:p>
          </table:table-cell>
          <table:table-cell office:value-type="string">
            <text:p>account_chart_template_itcomputerssoftware</text:p>
          </table:table-cell>
          <table:table-cell table:formula="of:=CONCATENATE(&quot;&lt;record id=&quot;&quot;&quot;;[.D21];&quot;&quot;&quot; model=&quot;&quot;account.chart.template&quot;&quot;&gt;&lt;field name=&quot;&quot;name&quot;&quot;&gt;&quot;;[.C21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21];&quot;_value&quot;&quot; model=&quot;&quot;ir.values&quot;&quot;&gt;&lt;field name=&quot;&quot;name&quot;&quot;&gt;&quot;;[.C21];&quot;&lt;/field&gt;&lt;field name=&quot;&quot;model&quot;&quot;&gt;account.chart.template&lt;/field&gt;&lt;field name=&quot;&quot;key&quot;&quot;&gt;default&lt;/field&gt;&lt;field name=&quot;&quot;res_id&quot;&quot; ref=&quot;&quot;&quot;;[.D21];&quot;&quot;&quot;/&gt;&lt;field name=&quot;&quot;value&quot;&quot; ref=&quot;&quot;base.IDR&quot;&quot;/&gt;&lt;/record&gt;&quot;)" office:value-type="string" office:string-value="&lt;record id=&quot;account_chart_template_itcomputerssoftware&quot; model=&quot;account.chart.template&quot;&gt;&lt;field name=&quot;name&quot;&gt;Teknologi Informasi (Komputer, Software) 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itcomputerssoftware_value&quot; model=&quot;ir.values&quot;&gt;&lt;field name=&quot;name&quot;&gt;Teknologi Informasi (Komputer, Software) &lt;/field&gt;&lt;field name=&quot;model&quot;&gt;account.chart.template&lt;/field&gt;&lt;field name=&quot;key&quot;&gt;default&lt;/field&gt;&lt;field name=&quot;res_id&quot; ref=&quot;account_chart_template_itcomputerssoftware&quot;/&gt;&lt;field name=&quot;value&quot; ref=&quot;base.IDR&quot;/&gt;&lt;/record&gt;">
            <text:p>&lt;record id="account_chart_template_itcomputerssoftware" model="account.chart.template"&gt;&lt;field name="name"&gt;Teknologi Informasi (Komputer, Software) &lt;/field&gt;&lt;field name="visible" eval="False" /&gt;&lt;field name="parent_id" ref="account_chart_template_basic"/&gt;&lt;field name="complete_tax_set" eval="False" /&gt;&lt;/record&gt;&lt;record id="account_chart_template_itcomputerssoftware_value" model="ir.values"&gt;&lt;field name="name"&gt;Teknologi Informasi (Komputer, Software) &lt;/field&gt;&lt;field name="model"&gt;account.chart.template&lt;/field&gt;&lt;field name="key"&gt;default&lt;/field&gt;&lt;field name="res_id" ref="account_chart_template_itcomputerssoftware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Lawn Care or Landscaping</text:p>
          </table:table-cell>
          <table:table-cell office:value-type="string">
            <text:p>Pemeliharaan Taman atau Landscaping </text:p>
          </table:table-cell>
          <table:table-cell office:value-type="string">
            <text:p>account_chart_template_landscaping</text:p>
          </table:table-cell>
          <table:table-cell table:formula="of:=CONCATENATE(&quot;&lt;record id=&quot;&quot;&quot;;[.D22];&quot;&quot;&quot; model=&quot;&quot;account.chart.template&quot;&quot;&gt;&lt;field name=&quot;&quot;name&quot;&quot;&gt;&quot;;[.C22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22];&quot;_value&quot;&quot; model=&quot;&quot;ir.values&quot;&quot;&gt;&lt;field name=&quot;&quot;name&quot;&quot;&gt;&quot;;[.C22];&quot;&lt;/field&gt;&lt;field name=&quot;&quot;model&quot;&quot;&gt;account.chart.template&lt;/field&gt;&lt;field name=&quot;&quot;key&quot;&quot;&gt;default&lt;/field&gt;&lt;field name=&quot;&quot;res_id&quot;&quot; ref=&quot;&quot;&quot;;[.D22];&quot;&quot;&quot;/&gt;&lt;field name=&quot;&quot;value&quot;&quot; ref=&quot;&quot;base.IDR&quot;&quot;/&gt;&lt;/record&gt;&quot;)" office:value-type="string" office:string-value="&lt;record id=&quot;account_chart_template_landscaping&quot; model=&quot;account.chart.template&quot;&gt;&lt;field name=&quot;name&quot;&gt;Pemeliharaan Taman atau Landscaping 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landscaping_value&quot; model=&quot;ir.values&quot;&gt;&lt;field name=&quot;name&quot;&gt;Pemeliharaan Taman atau Landscaping &lt;/field&gt;&lt;field name=&quot;model&quot;&gt;account.chart.template&lt;/field&gt;&lt;field name=&quot;key&quot;&gt;default&lt;/field&gt;&lt;field name=&quot;res_id&quot; ref=&quot;account_chart_template_landscaping&quot;/&gt;&lt;field name=&quot;value&quot; ref=&quot;base.IDR&quot;/&gt;&lt;/record&gt;">
            <text:p>&lt;record id="account_chart_template_landscaping" model="account.chart.template"&gt;&lt;field name="name"&gt;Pemeliharaan Taman atau Landscaping &lt;/field&gt;&lt;field name="visible" eval="False" /&gt;&lt;field name="parent_id" ref="account_chart_template_basic"/&gt;&lt;field name="complete_tax_set" eval="False" /&gt;&lt;/record&gt;&lt;record id="account_chart_template_landscaping_value" model="ir.values"&gt;&lt;field name="name"&gt;Pemeliharaan Taman atau Landscaping &lt;/field&gt;&lt;field name="model"&gt;account.chart.template&lt;/field&gt;&lt;field name="key"&gt;default&lt;/field&gt;&lt;field name="res_id" ref="account_chart_template_landscaping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Legal Services</text:p>
          </table:table-cell>
          <table:table-cell office:value-type="string">
            <text:p>Layanan Hukum </text:p>
          </table:table-cell>
          <table:table-cell office:value-type="string">
            <text:p>account_chart_template_legal_service</text:p>
          </table:table-cell>
          <table:table-cell table:formula="of:=CONCATENATE(&quot;&lt;record id=&quot;&quot;&quot;;[.D23];&quot;&quot;&quot; model=&quot;&quot;account.chart.template&quot;&quot;&gt;&lt;field name=&quot;&quot;name&quot;&quot;&gt;&quot;;[.C23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23];&quot;_value&quot;&quot; model=&quot;&quot;ir.values&quot;&quot;&gt;&lt;field name=&quot;&quot;name&quot;&quot;&gt;&quot;;[.C23];&quot;&lt;/field&gt;&lt;field name=&quot;&quot;model&quot;&quot;&gt;account.chart.template&lt;/field&gt;&lt;field name=&quot;&quot;key&quot;&quot;&gt;default&lt;/field&gt;&lt;field name=&quot;&quot;res_id&quot;&quot; ref=&quot;&quot;&quot;;[.D23];&quot;&quot;&quot;/&gt;&lt;field name=&quot;&quot;value&quot;&quot; ref=&quot;&quot;base.IDR&quot;&quot;/&gt;&lt;/record&gt;&quot;)" office:value-type="string" office:string-value="&lt;record id=&quot;account_chart_template_legal_service&quot; model=&quot;account.chart.template&quot;&gt;&lt;field name=&quot;name&quot;&gt;Layanan Hukum 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legal_service_value&quot; model=&quot;ir.values&quot;&gt;&lt;field name=&quot;name&quot;&gt;Layanan Hukum &lt;/field&gt;&lt;field name=&quot;model&quot;&gt;account.chart.template&lt;/field&gt;&lt;field name=&quot;key&quot;&gt;default&lt;/field&gt;&lt;field name=&quot;res_id&quot; ref=&quot;account_chart_template_legal_service&quot;/&gt;&lt;field name=&quot;value&quot; ref=&quot;base.IDR&quot;/&gt;&lt;/record&gt;">
            <text:p>&lt;record id="account_chart_template_legal_service" model="account.chart.template"&gt;&lt;field name="name"&gt;Layanan Hukum &lt;/field&gt;&lt;field name="visible" eval="False" /&gt;&lt;field name="parent_id" ref="account_chart_template_basic"/&gt;&lt;field name="complete_tax_set" eval="False" /&gt;&lt;/record&gt;&lt;record id="account_chart_template_legal_service_value" model="ir.values"&gt;&lt;field name="name"&gt;Layanan Hukum &lt;/field&gt;&lt;field name="model"&gt;account.chart.template&lt;/field&gt;&lt;field name="key"&gt;default&lt;/field&gt;&lt;field name="res_id" ref="account_chart_template_legal_service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Lodging (Hotel, Motel)</text:p>
          </table:table-cell>
          <table:table-cell office:value-type="string">
            <text:p>Penginapan (Hotel, Losmen) </text:p>
          </table:table-cell>
          <table:table-cell office:value-type="string">
            <text:p>account_chart_template_lodging</text:p>
          </table:table-cell>
          <table:table-cell table:formula="of:=CONCATENATE(&quot;&lt;record id=&quot;&quot;&quot;;[.D24];&quot;&quot;&quot; model=&quot;&quot;account.chart.template&quot;&quot;&gt;&lt;field name=&quot;&quot;name&quot;&quot;&gt;&quot;;[.C24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24];&quot;_value&quot;&quot; model=&quot;&quot;ir.values&quot;&quot;&gt;&lt;field name=&quot;&quot;name&quot;&quot;&gt;&quot;;[.C24];&quot;&lt;/field&gt;&lt;field name=&quot;&quot;model&quot;&quot;&gt;account.chart.template&lt;/field&gt;&lt;field name=&quot;&quot;key&quot;&quot;&gt;default&lt;/field&gt;&lt;field name=&quot;&quot;res_id&quot;&quot; ref=&quot;&quot;&quot;;[.D24];&quot;&quot;&quot;/&gt;&lt;field name=&quot;&quot;value&quot;&quot; ref=&quot;&quot;base.IDR&quot;&quot;/&gt;&lt;/record&gt;&quot;)" office:value-type="string" office:string-value="&lt;record id=&quot;account_chart_template_lodging&quot; model=&quot;account.chart.template&quot;&gt;&lt;field name=&quot;name&quot;&gt;Penginapan (Hotel, Losmen) 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lodging_value&quot; model=&quot;ir.values&quot;&gt;&lt;field name=&quot;name&quot;&gt;Penginapan (Hotel, Losmen) &lt;/field&gt;&lt;field name=&quot;model&quot;&gt;account.chart.template&lt;/field&gt;&lt;field name=&quot;key&quot;&gt;default&lt;/field&gt;&lt;field name=&quot;res_id&quot; ref=&quot;account_chart_template_lodging&quot;/&gt;&lt;field name=&quot;value&quot; ref=&quot;base.IDR&quot;/&gt;&lt;/record&gt;">
            <text:p>&lt;record id="account_chart_template_lodging" model="account.chart.template"&gt;&lt;field name="name"&gt;Penginapan (Hotel, Losmen) &lt;/field&gt;&lt;field name="visible" eval="False" /&gt;&lt;field name="parent_id" ref="account_chart_template_basic"/&gt;&lt;field name="complete_tax_set" eval="False" /&gt;&lt;/record&gt;&lt;record id="account_chart_template_lodging_value" model="ir.values"&gt;&lt;field name="name"&gt;Penginapan (Hotel, Losmen) &lt;/field&gt;&lt;field name="model"&gt;account.chart.template&lt;/field&gt;&lt;field name="key"&gt;default&lt;/field&gt;&lt;field name="res_id" ref="account_chart_template_lodging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Manufacturer Representative or Agent</text:p>
          </table:table-cell>
          <table:table-cell office:value-type="string">
            <text:p>Perwakilan Pabrik atau Agen </text:p>
          </table:table-cell>
          <table:table-cell office:value-type="string">
            <text:p>account_chart_template_manufacturer</text:p>
          </table:table-cell>
          <table:table-cell table:formula="of:=CONCATENATE(&quot;&lt;record id=&quot;&quot;&quot;;[.D25];&quot;&quot;&quot; model=&quot;&quot;account.chart.template&quot;&quot;&gt;&lt;field name=&quot;&quot;name&quot;&quot;&gt;&quot;;[.C25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25];&quot;_value&quot;&quot; model=&quot;&quot;ir.values&quot;&quot;&gt;&lt;field name=&quot;&quot;name&quot;&quot;&gt;&quot;;[.C25];&quot;&lt;/field&gt;&lt;field name=&quot;&quot;model&quot;&quot;&gt;account.chart.template&lt;/field&gt;&lt;field name=&quot;&quot;key&quot;&quot;&gt;default&lt;/field&gt;&lt;field name=&quot;&quot;res_id&quot;&quot; ref=&quot;&quot;&quot;;[.D25];&quot;&quot;&quot;/&gt;&lt;field name=&quot;&quot;value&quot;&quot; ref=&quot;&quot;base.IDR&quot;&quot;/&gt;&lt;/record&gt;&quot;)" office:value-type="string" office:string-value="&lt;record id=&quot;account_chart_template_manufacturer&quot; model=&quot;account.chart.template&quot;&gt;&lt;field name=&quot;name&quot;&gt;Perwakilan Pabrik atau Agen 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manufacturer_value&quot; model=&quot;ir.values&quot;&gt;&lt;field name=&quot;name&quot;&gt;Perwakilan Pabrik atau Agen &lt;/field&gt;&lt;field name=&quot;model&quot;&gt;account.chart.template&lt;/field&gt;&lt;field name=&quot;key&quot;&gt;default&lt;/field&gt;&lt;field name=&quot;res_id&quot; ref=&quot;account_chart_template_manufacturer&quot;/&gt;&lt;field name=&quot;value&quot; ref=&quot;base.IDR&quot;/&gt;&lt;/record&gt;">
            <text:p>&lt;record id="account_chart_template_manufacturer" model="account.chart.template"&gt;&lt;field name="name"&gt;Perwakilan Pabrik atau Agen &lt;/field&gt;&lt;field name="visible" eval="False" /&gt;&lt;field name="parent_id" ref="account_chart_template_basic"/&gt;&lt;field name="complete_tax_set" eval="False" /&gt;&lt;/record&gt;&lt;record id="account_chart_template_manufacturer_value" model="ir.values"&gt;&lt;field name="name"&gt;Perwakilan Pabrik atau Agen &lt;/field&gt;&lt;field name="model"&gt;account.chart.template&lt;/field&gt;&lt;field name="key"&gt;default&lt;/field&gt;&lt;field name="res_id" ref="account_chart_template_manufacturer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Manufacturing</text:p>
          </table:table-cell>
          <table:table-cell office:value-type="string">
            <text:p>Manufaktur</text:p>
          </table:table-cell>
          <table:table-cell office:value-type="string">
            <text:p>account_chart_template_manufacturing</text:p>
          </table:table-cell>
          <table:table-cell table:formula="of:=CONCATENATE(&quot;&lt;record id=&quot;&quot;&quot;;[.D26];&quot;&quot;&quot; model=&quot;&quot;account.chart.template&quot;&quot;&gt;&lt;field name=&quot;&quot;name&quot;&quot;&gt;&quot;;[.C26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26];&quot;_value&quot;&quot; model=&quot;&quot;ir.values&quot;&quot;&gt;&lt;field name=&quot;&quot;name&quot;&quot;&gt;&quot;;[.C26];&quot;&lt;/field&gt;&lt;field name=&quot;&quot;model&quot;&quot;&gt;account.chart.template&lt;/field&gt;&lt;field name=&quot;&quot;key&quot;&quot;&gt;default&lt;/field&gt;&lt;field name=&quot;&quot;res_id&quot;&quot; ref=&quot;&quot;&quot;;[.D26];&quot;&quot;&quot;/&gt;&lt;field name=&quot;&quot;value&quot;&quot; ref=&quot;&quot;base.IDR&quot;&quot;/&gt;&lt;/record&gt;&quot;)" office:value-type="string" office:string-value="&lt;record id=&quot;account_chart_template_manufacturing&quot; model=&quot;account.chart.template&quot;&gt;&lt;field name=&quot;name&quot;&gt;Manufaktur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manufacturing_value&quot; model=&quot;ir.values&quot;&gt;&lt;field name=&quot;name&quot;&gt;Manufaktur&lt;/field&gt;&lt;field name=&quot;model&quot;&gt;account.chart.template&lt;/field&gt;&lt;field name=&quot;key&quot;&gt;default&lt;/field&gt;&lt;field name=&quot;res_id&quot; ref=&quot;account_chart_template_manufacturing&quot;/&gt;&lt;field name=&quot;value&quot; ref=&quot;base.IDR&quot;/&gt;&lt;/record&gt;">
            <text:p>&lt;record id="account_chart_template_manufacturing" model="account.chart.template"&gt;&lt;field name="name"&gt;Manufaktur&lt;/field&gt;&lt;field name="visible" eval="False" /&gt;&lt;field name="parent_id" ref="account_chart_template_basic"/&gt;&lt;field name="complete_tax_set" eval="False" /&gt;&lt;/record&gt;&lt;record id="account_chart_template_manufacturing_value" model="ir.values"&gt;&lt;field name="name"&gt;Manufaktur&lt;/field&gt;&lt;field name="model"&gt;account.chart.template&lt;/field&gt;&lt;field name="key"&gt;default&lt;/field&gt;&lt;field name="res_id" ref="account_chart_template_manufacturing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Medical, Dental or Health Service</text:p>
          </table:table-cell>
          <table:table-cell office:value-type="string">
            <text:p>Klinik atau Pelayanan Kesehatan </text:p>
          </table:table-cell>
          <table:table-cell office:value-type="string">
            <text:p>account_chart_template_healthservice</text:p>
          </table:table-cell>
          <table:table-cell table:formula="of:=CONCATENATE(&quot;&lt;record id=&quot;&quot;&quot;;[.D27];&quot;&quot;&quot; model=&quot;&quot;account.chart.template&quot;&quot;&gt;&lt;field name=&quot;&quot;name&quot;&quot;&gt;&quot;;[.C27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27];&quot;_value&quot;&quot; model=&quot;&quot;ir.values&quot;&quot;&gt;&lt;field name=&quot;&quot;name&quot;&quot;&gt;&quot;;[.C27];&quot;&lt;/field&gt;&lt;field name=&quot;&quot;model&quot;&quot;&gt;account.chart.template&lt;/field&gt;&lt;field name=&quot;&quot;key&quot;&quot;&gt;default&lt;/field&gt;&lt;field name=&quot;&quot;res_id&quot;&quot; ref=&quot;&quot;&quot;;[.D27];&quot;&quot;&quot;/&gt;&lt;field name=&quot;&quot;value&quot;&quot; ref=&quot;&quot;base.IDR&quot;&quot;/&gt;&lt;/record&gt;&quot;)" office:value-type="string" office:string-value="&lt;record id=&quot;account_chart_template_healthservice&quot; model=&quot;account.chart.template&quot;&gt;&lt;field name=&quot;name&quot;&gt;Klinik atau Pelayanan Kesehatan 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healthservice_value&quot; model=&quot;ir.values&quot;&gt;&lt;field name=&quot;name&quot;&gt;Klinik atau Pelayanan Kesehatan &lt;/field&gt;&lt;field name=&quot;model&quot;&gt;account.chart.template&lt;/field&gt;&lt;field name=&quot;key&quot;&gt;default&lt;/field&gt;&lt;field name=&quot;res_id&quot; ref=&quot;account_chart_template_healthservice&quot;/&gt;&lt;field name=&quot;value&quot; ref=&quot;base.IDR&quot;/&gt;&lt;/record&gt;">
            <text:p>&lt;record id="account_chart_template_healthservice" model="account.chart.template"&gt;&lt;field name="name"&gt;Klinik atau Pelayanan Kesehatan &lt;/field&gt;&lt;field name="visible" eval="False" /&gt;&lt;field name="parent_id" ref="account_chart_template_basic"/&gt;&lt;field name="complete_tax_set" eval="False" /&gt;&lt;/record&gt;&lt;record id="account_chart_template_healthservice_value" model="ir.values"&gt;&lt;field name="name"&gt;Klinik atau Pelayanan Kesehatan &lt;/field&gt;&lt;field name="model"&gt;account.chart.template&lt;/field&gt;&lt;field name="key"&gt;default&lt;/field&gt;&lt;field name="res_id" ref="account_chart_template_healthservice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Non-Profit</text:p>
          </table:table-cell>
          <table:table-cell office:value-type="string">
            <text:p>Nirlaba atau Pelayanan Masyarakat</text:p>
          </table:table-cell>
          <table:table-cell office:value-type="string">
            <text:p>account_chart_template_nonprofitorganizations</text:p>
          </table:table-cell>
          <table:table-cell table:formula="of:=CONCATENATE(&quot;&lt;record id=&quot;&quot;&quot;;[.D28];&quot;&quot;&quot; model=&quot;&quot;account.chart.template&quot;&quot;&gt;&lt;field name=&quot;&quot;name&quot;&quot;&gt;&quot;;[.C28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28];&quot;_value&quot;&quot; model=&quot;&quot;ir.values&quot;&quot;&gt;&lt;field name=&quot;&quot;name&quot;&quot;&gt;&quot;;[.C28];&quot;&lt;/field&gt;&lt;field name=&quot;&quot;model&quot;&quot;&gt;account.chart.template&lt;/field&gt;&lt;field name=&quot;&quot;key&quot;&quot;&gt;default&lt;/field&gt;&lt;field name=&quot;&quot;res_id&quot;&quot; ref=&quot;&quot;&quot;;[.D28];&quot;&quot;&quot;/&gt;&lt;field name=&quot;&quot;value&quot;&quot; ref=&quot;&quot;base.IDR&quot;&quot;/&gt;&lt;/record&gt;&quot;)" office:value-type="string" office:string-value="&lt;record id=&quot;account_chart_template_nonprofitorganizations&quot; model=&quot;account.chart.template&quot;&gt;&lt;field name=&quot;name&quot;&gt;Nirlaba atau Pelayanan Masyarakat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nonprofitorganizations_value&quot; model=&quot;ir.values&quot;&gt;&lt;field name=&quot;name&quot;&gt;Nirlaba atau Pelayanan Masyarakat&lt;/field&gt;&lt;field name=&quot;model&quot;&gt;account.chart.template&lt;/field&gt;&lt;field name=&quot;key&quot;&gt;default&lt;/field&gt;&lt;field name=&quot;res_id&quot; ref=&quot;account_chart_template_nonprofitorganizations&quot;/&gt;&lt;field name=&quot;value&quot; ref=&quot;base.IDR&quot;/&gt;&lt;/record&gt;">
            <text:p>&lt;record id="account_chart_template_nonprofitorganizations" model="account.chart.template"&gt;&lt;field name="name"&gt;Nirlaba atau Pelayanan Masyarakat&lt;/field&gt;&lt;field name="visible" eval="False" /&gt;&lt;field name="parent_id" ref="account_chart_template_basic"/&gt;&lt;field name="complete_tax_set" eval="False" /&gt;&lt;/record&gt;&lt;record id="account_chart_template_nonprofitorganizations_value" model="ir.values"&gt;&lt;field name="name"&gt;Nirlaba atau Pelayanan Masyarakat&lt;/field&gt;&lt;field name="model"&gt;account.chart.template&lt;/field&gt;&lt;field name="key"&gt;default&lt;/field&gt;&lt;field name="res_id" ref="account_chart_template_nonprofitorganizations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Other/None</text:p>
          </table:table-cell>
          <table:table-cell office:value-type="string">
            <text:p>Lainnya / Tidak ada </text:p>
          </table:table-cell>
          <table:table-cell office:value-type="string">
            <text:p>account_chart_template_other</text:p>
          </table:table-cell>
          <table:table-cell table:formula="of:=CONCATENATE(&quot;&lt;record id=&quot;&quot;&quot;;[.D29];&quot;&quot;&quot; model=&quot;&quot;account.chart.template&quot;&quot;&gt;&lt;field name=&quot;&quot;name&quot;&quot;&gt;&quot;;[.C29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29];&quot;_value&quot;&quot; model=&quot;&quot;ir.values&quot;&quot;&gt;&lt;field name=&quot;&quot;name&quot;&quot;&gt;&quot;;[.C29];&quot;&lt;/field&gt;&lt;field name=&quot;&quot;model&quot;&quot;&gt;account.chart.template&lt;/field&gt;&lt;field name=&quot;&quot;key&quot;&quot;&gt;default&lt;/field&gt;&lt;field name=&quot;&quot;res_id&quot;&quot; ref=&quot;&quot;&quot;;[.D29];&quot;&quot;&quot;/&gt;&lt;field name=&quot;&quot;value&quot;&quot; ref=&quot;&quot;base.IDR&quot;&quot;/&gt;&lt;/record&gt;&quot;)" office:value-type="string" office:string-value="&lt;record id=&quot;account_chart_template_other&quot; model=&quot;account.chart.template&quot;&gt;&lt;field name=&quot;name&quot;&gt;Lainnya / Tidak ada 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other_value&quot; model=&quot;ir.values&quot;&gt;&lt;field name=&quot;name&quot;&gt;Lainnya / Tidak ada &lt;/field&gt;&lt;field name=&quot;model&quot;&gt;account.chart.template&lt;/field&gt;&lt;field name=&quot;key&quot;&gt;default&lt;/field&gt;&lt;field name=&quot;res_id&quot; ref=&quot;account_chart_template_other&quot;/&gt;&lt;field name=&quot;value&quot; ref=&quot;base.IDR&quot;/&gt;&lt;/record&gt;">
            <text:p>&lt;record id="account_chart_template_other" model="account.chart.template"&gt;&lt;field name="name"&gt;Lainnya / Tidak ada &lt;/field&gt;&lt;field name="visible" eval="False" /&gt;&lt;field name="parent_id" ref="account_chart_template_basic"/&gt;&lt;field name="complete_tax_set" eval="False" /&gt;&lt;/record&gt;&lt;record id="account_chart_template_other_value" model="ir.values"&gt;&lt;field name="name"&gt;Lainnya / Tidak ada &lt;/field&gt;&lt;field name="model"&gt;account.chart.template&lt;/field&gt;&lt;field name="key"&gt;default&lt;/field&gt;&lt;field name="res_id" ref="account_chart_template_other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Professional Consulting</text:p>
          </table:table-cell>
          <table:table-cell office:value-type="string">
            <text:p>Konsultan Profesional</text:p>
          </table:table-cell>
          <table:table-cell office:value-type="string">
            <text:p>account_chart_template_professional</text:p>
          </table:table-cell>
          <table:table-cell table:formula="of:=CONCATENATE(&quot;&lt;record id=&quot;&quot;&quot;;[.D30];&quot;&quot;&quot; model=&quot;&quot;account.chart.template&quot;&quot;&gt;&lt;field name=&quot;&quot;name&quot;&quot;&gt;&quot;;[.C30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30];&quot;_value&quot;&quot; model=&quot;&quot;ir.values&quot;&quot;&gt;&lt;field name=&quot;&quot;name&quot;&quot;&gt;&quot;;[.C30];&quot;&lt;/field&gt;&lt;field name=&quot;&quot;model&quot;&quot;&gt;account.chart.template&lt;/field&gt;&lt;field name=&quot;&quot;key&quot;&quot;&gt;default&lt;/field&gt;&lt;field name=&quot;&quot;res_id&quot;&quot; ref=&quot;&quot;&quot;;[.D30];&quot;&quot;&quot;/&gt;&lt;field name=&quot;&quot;value&quot;&quot; ref=&quot;&quot;base.IDR&quot;&quot;/&gt;&lt;/record&gt;&quot;)" office:value-type="string" office:string-value="&lt;record id=&quot;account_chart_template_professional&quot; model=&quot;account.chart.template&quot;&gt;&lt;field name=&quot;name&quot;&gt;Konsultan Profesional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professional_value&quot; model=&quot;ir.values&quot;&gt;&lt;field name=&quot;name&quot;&gt;Konsultan Profesional&lt;/field&gt;&lt;field name=&quot;model&quot;&gt;account.chart.template&lt;/field&gt;&lt;field name=&quot;key&quot;&gt;default&lt;/field&gt;&lt;field name=&quot;res_id&quot; ref=&quot;account_chart_template_professional&quot;/&gt;&lt;field name=&quot;value&quot; ref=&quot;base.IDR&quot;/&gt;&lt;/record&gt;">
            <text:p>&lt;record id="account_chart_template_professional" model="account.chart.template"&gt;&lt;field name="name"&gt;Konsultan Profesional&lt;/field&gt;&lt;field name="visible" eval="False" /&gt;&lt;field name="parent_id" ref="account_chart_template_basic"/&gt;&lt;field name="complete_tax_set" eval="False" /&gt;&lt;/record&gt;&lt;record id="account_chart_template_professional_value" model="ir.values"&gt;&lt;field name="name"&gt;Konsultan Profesional&lt;/field&gt;&lt;field name="model"&gt;account.chart.template&lt;/field&gt;&lt;field name="key"&gt;default&lt;/field&gt;&lt;field name="res_id" ref="account_chart_template_professional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Property Management or Home Association</text:p>
          </table:table-cell>
          <table:table-cell office:value-type="string">
            <text:p>Manajemen Properti</text:p>
          </table:table-cell>
          <table:table-cell office:value-type="string">
            <text:p>account_chart_template_propertymanagement</text:p>
          </table:table-cell>
          <table:table-cell table:formula="of:=CONCATENATE(&quot;&lt;record id=&quot;&quot;&quot;;[.D31];&quot;&quot;&quot; model=&quot;&quot;account.chart.template&quot;&quot;&gt;&lt;field name=&quot;&quot;name&quot;&quot;&gt;&quot;;[.C31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31];&quot;_value&quot;&quot; model=&quot;&quot;ir.values&quot;&quot;&gt;&lt;field name=&quot;&quot;name&quot;&quot;&gt;&quot;;[.C31];&quot;&lt;/field&gt;&lt;field name=&quot;&quot;model&quot;&quot;&gt;account.chart.template&lt;/field&gt;&lt;field name=&quot;&quot;key&quot;&quot;&gt;default&lt;/field&gt;&lt;field name=&quot;&quot;res_id&quot;&quot; ref=&quot;&quot;&quot;;[.D31];&quot;&quot;&quot;/&gt;&lt;field name=&quot;&quot;value&quot;&quot; ref=&quot;&quot;base.IDR&quot;&quot;/&gt;&lt;/record&gt;&quot;)" office:value-type="string" office:string-value="&lt;record id=&quot;account_chart_template_propertymanagement&quot; model=&quot;account.chart.template&quot;&gt;&lt;field name=&quot;name&quot;&gt;Manajemen Properti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propertymanagement_value&quot; model=&quot;ir.values&quot;&gt;&lt;field name=&quot;name&quot;&gt;Manajemen Properti&lt;/field&gt;&lt;field name=&quot;model&quot;&gt;account.chart.template&lt;/field&gt;&lt;field name=&quot;key&quot;&gt;default&lt;/field&gt;&lt;field name=&quot;res_id&quot; ref=&quot;account_chart_template_propertymanagement&quot;/&gt;&lt;field name=&quot;value&quot; ref=&quot;base.IDR&quot;/&gt;&lt;/record&gt;">
            <text:p>&lt;record id="account_chart_template_propertymanagement" model="account.chart.template"&gt;&lt;field name="name"&gt;Manajemen Properti&lt;/field&gt;&lt;field name="visible" eval="False" /&gt;&lt;field name="parent_id" ref="account_chart_template_basic"/&gt;&lt;field name="complete_tax_set" eval="False" /&gt;&lt;/record&gt;&lt;record id="account_chart_template_propertymanagement_value" model="ir.values"&gt;&lt;field name="name"&gt;Manajemen Properti&lt;/field&gt;&lt;field name="model"&gt;account.chart.template&lt;/field&gt;&lt;field name="key"&gt;default&lt;/field&gt;&lt;field name="res_id" ref="account_chart_template_propertymanagement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Real Estate Brokerage or Developer</text:p>
          </table:table-cell>
          <table:table-cell office:value-type="string">
            <text:p>Broker Real Estate atau Pengembang </text:p>
          </table:table-cell>
          <table:table-cell office:value-type="string">
            <text:p>account_chart_template_estatebroker</text:p>
          </table:table-cell>
          <table:table-cell table:formula="of:=CONCATENATE(&quot;&lt;record id=&quot;&quot;&quot;;[.D32];&quot;&quot;&quot; model=&quot;&quot;account.chart.template&quot;&quot;&gt;&lt;field name=&quot;&quot;name&quot;&quot;&gt;&quot;;[.C32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32];&quot;_value&quot;&quot; model=&quot;&quot;ir.values&quot;&quot;&gt;&lt;field name=&quot;&quot;name&quot;&quot;&gt;&quot;;[.C32];&quot;&lt;/field&gt;&lt;field name=&quot;&quot;model&quot;&quot;&gt;account.chart.template&lt;/field&gt;&lt;field name=&quot;&quot;key&quot;&quot;&gt;default&lt;/field&gt;&lt;field name=&quot;&quot;res_id&quot;&quot; ref=&quot;&quot;&quot;;[.D32];&quot;&quot;&quot;/&gt;&lt;field name=&quot;&quot;value&quot;&quot; ref=&quot;&quot;base.IDR&quot;&quot;/&gt;&lt;/record&gt;&quot;)" office:value-type="string" office:string-value="&lt;record id=&quot;account_chart_template_estatebroker&quot; model=&quot;account.chart.template&quot;&gt;&lt;field name=&quot;name&quot;&gt;Broker Real Estate atau Pengembang 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estatebroker_value&quot; model=&quot;ir.values&quot;&gt;&lt;field name=&quot;name&quot;&gt;Broker Real Estate atau Pengembang &lt;/field&gt;&lt;field name=&quot;model&quot;&gt;account.chart.template&lt;/field&gt;&lt;field name=&quot;key&quot;&gt;default&lt;/field&gt;&lt;field name=&quot;res_id&quot; ref=&quot;account_chart_template_estatebroker&quot;/&gt;&lt;field name=&quot;value&quot; ref=&quot;base.IDR&quot;/&gt;&lt;/record&gt;">
            <text:p>&lt;record id="account_chart_template_estatebroker" model="account.chart.template"&gt;&lt;field name="name"&gt;Broker Real Estate atau Pengembang &lt;/field&gt;&lt;field name="visible" eval="False" /&gt;&lt;field name="parent_id" ref="account_chart_template_basic"/&gt;&lt;field name="complete_tax_set" eval="False" /&gt;&lt;/record&gt;&lt;record id="account_chart_template_estatebroker_value" model="ir.values"&gt;&lt;field name="name"&gt;Broker Real Estate atau Pengembang &lt;/field&gt;&lt;field name="model"&gt;account.chart.template&lt;/field&gt;&lt;field name="key"&gt;default&lt;/field&gt;&lt;field name="res_id" ref="account_chart_template_estatebroker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Rental</text:p>
          </table:table-cell>
          <table:table-cell office:value-type="string">
            <text:p>Persewaan</text:p>
          </table:table-cell>
          <table:table-cell office:value-type="string">
            <text:p>account_chart_template_rental</text:p>
          </table:table-cell>
          <table:table-cell table:formula="of:=CONCATENATE(&quot;&lt;record id=&quot;&quot;&quot;;[.D33];&quot;&quot;&quot; model=&quot;&quot;account.chart.template&quot;&quot;&gt;&lt;field name=&quot;&quot;name&quot;&quot;&gt;&quot;;[.C33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33];&quot;_value&quot;&quot; model=&quot;&quot;ir.values&quot;&quot;&gt;&lt;field name=&quot;&quot;name&quot;&quot;&gt;&quot;;[.C33];&quot;&lt;/field&gt;&lt;field name=&quot;&quot;model&quot;&quot;&gt;account.chart.template&lt;/field&gt;&lt;field name=&quot;&quot;key&quot;&quot;&gt;default&lt;/field&gt;&lt;field name=&quot;&quot;res_id&quot;&quot; ref=&quot;&quot;&quot;;[.D33];&quot;&quot;&quot;/&gt;&lt;field name=&quot;&quot;value&quot;&quot; ref=&quot;&quot;base.IDR&quot;&quot;/&gt;&lt;/record&gt;&quot;)" office:value-type="string" office:string-value="&lt;record id=&quot;account_chart_template_rental&quot; model=&quot;account.chart.template&quot;&gt;&lt;field name=&quot;name&quot;&gt;Persewaan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rental_value&quot; model=&quot;ir.values&quot;&gt;&lt;field name=&quot;name&quot;&gt;Persewaan&lt;/field&gt;&lt;field name=&quot;model&quot;&gt;account.chart.template&lt;/field&gt;&lt;field name=&quot;key&quot;&gt;default&lt;/field&gt;&lt;field name=&quot;res_id&quot; ref=&quot;account_chart_template_rental&quot;/&gt;&lt;field name=&quot;value&quot; ref=&quot;base.IDR&quot;/&gt;&lt;/record&gt;">
            <text:p>&lt;record id="account_chart_template_rental" model="account.chart.template"&gt;&lt;field name="name"&gt;Persewaan&lt;/field&gt;&lt;field name="visible" eval="False" /&gt;&lt;field name="parent_id" ref="account_chart_template_basic"/&gt;&lt;field name="complete_tax_set" eval="False" /&gt;&lt;/record&gt;&lt;record id="account_chart_template_rental_value" model="ir.values"&gt;&lt;field name="name"&gt;Persewaan&lt;/field&gt;&lt;field name="model"&gt;account.chart.template&lt;/field&gt;&lt;field name="key"&gt;default&lt;/field&gt;&lt;field name="res_id" ref="account_chart_template_rental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Repair and Maintenance</text:p>
          </table:table-cell>
          <table:table-cell office:value-type="string">
            <text:p>Perbaikan dan Pemeliharaan </text:p>
          </table:table-cell>
          <table:table-cell office:value-type="string">
            <text:p>account_chart_template_maintenance</text:p>
          </table:table-cell>
          <table:table-cell table:formula="of:=CONCATENATE(&quot;&lt;record id=&quot;&quot;&quot;;[.D34];&quot;&quot;&quot; model=&quot;&quot;account.chart.template&quot;&quot;&gt;&lt;field name=&quot;&quot;name&quot;&quot;&gt;&quot;;[.C34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34];&quot;_value&quot;&quot; model=&quot;&quot;ir.values&quot;&quot;&gt;&lt;field name=&quot;&quot;name&quot;&quot;&gt;&quot;;[.C34];&quot;&lt;/field&gt;&lt;field name=&quot;&quot;model&quot;&quot;&gt;account.chart.template&lt;/field&gt;&lt;field name=&quot;&quot;key&quot;&quot;&gt;default&lt;/field&gt;&lt;field name=&quot;&quot;res_id&quot;&quot; ref=&quot;&quot;&quot;;[.D34];&quot;&quot;&quot;/&gt;&lt;field name=&quot;&quot;value&quot;&quot; ref=&quot;&quot;base.IDR&quot;&quot;/&gt;&lt;/record&gt;&quot;)" office:value-type="string" office:string-value="&lt;record id=&quot;account_chart_template_maintenance&quot; model=&quot;account.chart.template&quot;&gt;&lt;field name=&quot;name&quot;&gt;Perbaikan dan Pemeliharaan 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maintenance_value&quot; model=&quot;ir.values&quot;&gt;&lt;field name=&quot;name&quot;&gt;Perbaikan dan Pemeliharaan &lt;/field&gt;&lt;field name=&quot;model&quot;&gt;account.chart.template&lt;/field&gt;&lt;field name=&quot;key&quot;&gt;default&lt;/field&gt;&lt;field name=&quot;res_id&quot; ref=&quot;account_chart_template_maintenance&quot;/&gt;&lt;field name=&quot;value&quot; ref=&quot;base.IDR&quot;/&gt;&lt;/record&gt;">
            <text:p>&lt;record id="account_chart_template_maintenance" model="account.chart.template"&gt;&lt;field name="name"&gt;Perbaikan dan Pemeliharaan &lt;/field&gt;&lt;field name="visible" eval="False" /&gt;&lt;field name="parent_id" ref="account_chart_template_basic"/&gt;&lt;field name="complete_tax_set" eval="False" /&gt;&lt;/record&gt;&lt;record id="account_chart_template_maintenance_value" model="ir.values"&gt;&lt;field name="name"&gt;Perbaikan dan Pemeliharaan &lt;/field&gt;&lt;field name="model"&gt;account.chart.template&lt;/field&gt;&lt;field name="key"&gt;default&lt;/field&gt;&lt;field name="res_id" ref="account_chart_template_maintenance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Restaurant, Caterer or Bar</text:p>
          </table:table-cell>
          <table:table-cell office:value-type="string">
            <text:p>Restoran, Katering atau Bar </text:p>
          </table:table-cell>
          <table:table-cell office:value-type="string">
            <text:p>account_chart_template_restaurant</text:p>
          </table:table-cell>
          <table:table-cell table:formula="of:=CONCATENATE(&quot;&lt;record id=&quot;&quot;&quot;;[.D35];&quot;&quot;&quot; model=&quot;&quot;account.chart.template&quot;&quot;&gt;&lt;field name=&quot;&quot;name&quot;&quot;&gt;&quot;;[.C35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35];&quot;_value&quot;&quot; model=&quot;&quot;ir.values&quot;&quot;&gt;&lt;field name=&quot;&quot;name&quot;&quot;&gt;&quot;;[.C35];&quot;&lt;/field&gt;&lt;field name=&quot;&quot;model&quot;&quot;&gt;account.chart.template&lt;/field&gt;&lt;field name=&quot;&quot;key&quot;&quot;&gt;default&lt;/field&gt;&lt;field name=&quot;&quot;res_id&quot;&quot; ref=&quot;&quot;&quot;;[.D35];&quot;&quot;&quot;/&gt;&lt;field name=&quot;&quot;value&quot;&quot; ref=&quot;&quot;base.IDR&quot;&quot;/&gt;&lt;/record&gt;&quot;)" office:value-type="string" office:string-value="&lt;record id=&quot;account_chart_template_restaurant&quot; model=&quot;account.chart.template&quot;&gt;&lt;field name=&quot;name&quot;&gt;Restoran, Katering atau Bar 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restaurant_value&quot; model=&quot;ir.values&quot;&gt;&lt;field name=&quot;name&quot;&gt;Restoran, Katering atau Bar &lt;/field&gt;&lt;field name=&quot;model&quot;&gt;account.chart.template&lt;/field&gt;&lt;field name=&quot;key&quot;&gt;default&lt;/field&gt;&lt;field name=&quot;res_id&quot; ref=&quot;account_chart_template_restaurant&quot;/&gt;&lt;field name=&quot;value&quot; ref=&quot;base.IDR&quot;/&gt;&lt;/record&gt;">
            <text:p>&lt;record id="account_chart_template_restaurant" model="account.chart.template"&gt;&lt;field name="name"&gt;Restoran, Katering atau Bar &lt;/field&gt;&lt;field name="visible" eval="False" /&gt;&lt;field name="parent_id" ref="account_chart_template_basic"/&gt;&lt;field name="complete_tax_set" eval="False" /&gt;&lt;/record&gt;&lt;record id="account_chart_template_restaurant_value" model="ir.values"&gt;&lt;field name="name"&gt;Restoran, Katering atau Bar &lt;/field&gt;&lt;field name="model"&gt;account.chart.template&lt;/field&gt;&lt;field name="key"&gt;default&lt;/field&gt;&lt;field name="res_id" ref="account_chart_template_restaurant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Retail Shop or Online Commerce</text:p>
          </table:table-cell>
          <table:table-cell office:value-type="string">
            <text:p>Toko Eceran atau Perdagangan Online </text:p>
          </table:table-cell>
          <table:table-cell office:value-type="string">
            <text:p>account_chart_template_retailshop</text:p>
          </table:table-cell>
          <table:table-cell table:formula="of:=CONCATENATE(&quot;&lt;record id=&quot;&quot;&quot;;[.D36];&quot;&quot;&quot; model=&quot;&quot;account.chart.template&quot;&quot;&gt;&lt;field name=&quot;&quot;name&quot;&quot;&gt;&quot;;[.C36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36];&quot;_value&quot;&quot; model=&quot;&quot;ir.values&quot;&quot;&gt;&lt;field name=&quot;&quot;name&quot;&quot;&gt;&quot;;[.C36];&quot;&lt;/field&gt;&lt;field name=&quot;&quot;model&quot;&quot;&gt;account.chart.template&lt;/field&gt;&lt;field name=&quot;&quot;key&quot;&quot;&gt;default&lt;/field&gt;&lt;field name=&quot;&quot;res_id&quot;&quot; ref=&quot;&quot;&quot;;[.D36];&quot;&quot;&quot;/&gt;&lt;field name=&quot;&quot;value&quot;&quot; ref=&quot;&quot;base.IDR&quot;&quot;/&gt;&lt;/record&gt;&quot;)" office:value-type="string" office:string-value="&lt;record id=&quot;account_chart_template_retailshop&quot; model=&quot;account.chart.template&quot;&gt;&lt;field name=&quot;name&quot;&gt;Toko Eceran atau Perdagangan Online 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retailshop_value&quot; model=&quot;ir.values&quot;&gt;&lt;field name=&quot;name&quot;&gt;Toko Eceran atau Perdagangan Online &lt;/field&gt;&lt;field name=&quot;model&quot;&gt;account.chart.template&lt;/field&gt;&lt;field name=&quot;key&quot;&gt;default&lt;/field&gt;&lt;field name=&quot;res_id&quot; ref=&quot;account_chart_template_retailshop&quot;/&gt;&lt;field name=&quot;value&quot; ref=&quot;base.IDR&quot;/&gt;&lt;/record&gt;">
            <text:p>&lt;record id="account_chart_template_retailshop" model="account.chart.template"&gt;&lt;field name="name"&gt;Toko Eceran atau Perdagangan Online &lt;/field&gt;&lt;field name="visible" eval="False" /&gt;&lt;field name="parent_id" ref="account_chart_template_basic"/&gt;&lt;field name="complete_tax_set" eval="False" /&gt;&lt;/record&gt;&lt;record id="account_chart_template_retailshop_value" model="ir.values"&gt;&lt;field name="name"&gt;Toko Eceran atau Perdagangan Online &lt;/field&gt;&lt;field name="model"&gt;account.chart.template&lt;/field&gt;&lt;field name="key"&gt;default&lt;/field&gt;&lt;field name="res_id" ref="account_chart_template_retailshop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Sales: Independent Agent</text:p>
          </table:table-cell>
          <table:table-cell office:value-type="string">
            <text:p>Penjualan: Agen Independen </text:p>
          </table:table-cell>
          <table:table-cell office:value-type="string">
            <text:p>account_chart_template_salesindependent</text:p>
          </table:table-cell>
          <table:table-cell table:formula="of:=CONCATENATE(&quot;&lt;record id=&quot;&quot;&quot;;[.D37];&quot;&quot;&quot; model=&quot;&quot;account.chart.template&quot;&quot;&gt;&lt;field name=&quot;&quot;name&quot;&quot;&gt;&quot;;[.C37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37];&quot;_value&quot;&quot; model=&quot;&quot;ir.values&quot;&quot;&gt;&lt;field name=&quot;&quot;name&quot;&quot;&gt;&quot;;[.C37];&quot;&lt;/field&gt;&lt;field name=&quot;&quot;model&quot;&quot;&gt;account.chart.template&lt;/field&gt;&lt;field name=&quot;&quot;key&quot;&quot;&gt;default&lt;/field&gt;&lt;field name=&quot;&quot;res_id&quot;&quot; ref=&quot;&quot;&quot;;[.D37];&quot;&quot;&quot;/&gt;&lt;field name=&quot;&quot;value&quot;&quot; ref=&quot;&quot;base.IDR&quot;&quot;/&gt;&lt;/record&gt;&quot;)" office:value-type="string" office:string-value="&lt;record id=&quot;account_chart_template_salesindependent&quot; model=&quot;account.chart.template&quot;&gt;&lt;field name=&quot;name&quot;&gt;Penjualan: Agen Independen 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salesindependent_value&quot; model=&quot;ir.values&quot;&gt;&lt;field name=&quot;name&quot;&gt;Penjualan: Agen Independen &lt;/field&gt;&lt;field name=&quot;model&quot;&gt;account.chart.template&lt;/field&gt;&lt;field name=&quot;key&quot;&gt;default&lt;/field&gt;&lt;field name=&quot;res_id&quot; ref=&quot;account_chart_template_salesindependent&quot;/&gt;&lt;field name=&quot;value&quot; ref=&quot;base.IDR&quot;/&gt;&lt;/record&gt;">
            <text:p>&lt;record id="account_chart_template_salesindependent" model="account.chart.template"&gt;&lt;field name="name"&gt;Penjualan: Agen Independen &lt;/field&gt;&lt;field name="visible" eval="False" /&gt;&lt;field name="parent_id" ref="account_chart_template_basic"/&gt;&lt;field name="complete_tax_set" eval="False" /&gt;&lt;/record&gt;&lt;record id="account_chart_template_salesindependent_value" model="ir.values"&gt;&lt;field name="name"&gt;Penjualan: Agen Independen &lt;/field&gt;&lt;field name="model"&gt;account.chart.template&lt;/field&gt;&lt;field name="key"&gt;default&lt;/field&gt;&lt;field name="res_id" ref="account_chart_template_salesindependent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Transportation, Trucking or Delivery</text:p>
          </table:table-cell>
          <table:table-cell office:value-type="string">
            <text:p>Transportasi atau Pengiriman </text:p>
          </table:table-cell>
          <table:table-cell office:value-type="string">
            <text:p>account_chart_template_transport</text:p>
          </table:table-cell>
          <table:table-cell table:formula="of:=CONCATENATE(&quot;&lt;record id=&quot;&quot;&quot;;[.D38];&quot;&quot;&quot; model=&quot;&quot;account.chart.template&quot;&quot;&gt;&lt;field name=&quot;&quot;name&quot;&quot;&gt;&quot;;[.C38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38];&quot;_value&quot;&quot; model=&quot;&quot;ir.values&quot;&quot;&gt;&lt;field name=&quot;&quot;name&quot;&quot;&gt;&quot;;[.C38];&quot;&lt;/field&gt;&lt;field name=&quot;&quot;model&quot;&quot;&gt;account.chart.template&lt;/field&gt;&lt;field name=&quot;&quot;key&quot;&quot;&gt;default&lt;/field&gt;&lt;field name=&quot;&quot;res_id&quot;&quot; ref=&quot;&quot;&quot;;[.D38];&quot;&quot;&quot;/&gt;&lt;field name=&quot;&quot;value&quot;&quot; ref=&quot;&quot;base.IDR&quot;&quot;/&gt;&lt;/record&gt;&quot;)" office:value-type="string" office:string-value="&lt;record id=&quot;account_chart_template_transport&quot; model=&quot;account.chart.template&quot;&gt;&lt;field name=&quot;name&quot;&gt;Transportasi atau Pengiriman 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transport_value&quot; model=&quot;ir.values&quot;&gt;&lt;field name=&quot;name&quot;&gt;Transportasi atau Pengiriman &lt;/field&gt;&lt;field name=&quot;model&quot;&gt;account.chart.template&lt;/field&gt;&lt;field name=&quot;key&quot;&gt;default&lt;/field&gt;&lt;field name=&quot;res_id&quot; ref=&quot;account_chart_template_transport&quot;/&gt;&lt;field name=&quot;value&quot; ref=&quot;base.IDR&quot;/&gt;&lt;/record&gt;">
            <text:p>&lt;record id="account_chart_template_transport" model="account.chart.template"&gt;&lt;field name="name"&gt;Transportasi atau Pengiriman &lt;/field&gt;&lt;field name="visible" eval="False" /&gt;&lt;field name="parent_id" ref="account_chart_template_basic"/&gt;&lt;field name="complete_tax_set" eval="False" /&gt;&lt;/record&gt;&lt;record id="account_chart_template_transport_value" model="ir.values"&gt;&lt;field name="name"&gt;Transportasi atau Pengiriman &lt;/field&gt;&lt;field name="model"&gt;account.chart.template&lt;/field&gt;&lt;field name="key"&gt;default&lt;/field&gt;&lt;field name="res_id" ref="account_chart_template_transport"/&gt;&lt;field name="value" ref="base.IDR"/&gt;&lt;/record&gt;</text:p>
          </table:table-cell>
        </table:table-row>
        <table:table-row table:style-name="ro1">
          <table:table-cell/>
          <table:table-cell office:value-type="string">
            <text:p>Wholesale Distribution and Sales</text:p>
          </table:table-cell>
          <table:table-cell office:value-type="string">
            <text:p>Distribusi Grosir dan Penjualan</text:p>
          </table:table-cell>
          <table:table-cell office:value-type="string">
            <text:p>account_chart_template_wholesalesdistribution</text:p>
          </table:table-cell>
          <table:table-cell table:formula="of:=CONCATENATE(&quot;&lt;record id=&quot;&quot;&quot;;[.D39];&quot;&quot;&quot; model=&quot;&quot;account.chart.template&quot;&quot;&gt;&lt;field name=&quot;&quot;name&quot;&quot;&gt;&quot;;[.C39];&quot;&lt;/field&gt;&lt;field name=&quot;&quot;visible&quot;&quot; eval=&quot;&quot;False&quot;&quot; /&gt;&lt;field name=&quot;&quot;parent_id&quot;&quot; ref=&quot;&quot;account_chart_template_basic&quot;&quot;/&gt;&lt;field name=&quot;&quot;complete_tax_set&quot;&quot; eval=&quot;&quot;False&quot;&quot; /&gt;&lt;/record&gt;&lt;record id=&quot;&quot;&quot;;[.D39];&quot;_value&quot;&quot; model=&quot;&quot;ir.values&quot;&quot;&gt;&lt;field name=&quot;&quot;name&quot;&quot;&gt;&quot;;[.C39];&quot;&lt;/field&gt;&lt;field name=&quot;&quot;model&quot;&quot;&gt;account.chart.template&lt;/field&gt;&lt;field name=&quot;&quot;key&quot;&quot;&gt;default&lt;/field&gt;&lt;field name=&quot;&quot;res_id&quot;&quot; ref=&quot;&quot;&quot;;[.D39];&quot;&quot;&quot;/&gt;&lt;field name=&quot;&quot;value&quot;&quot; ref=&quot;&quot;base.IDR&quot;&quot;/&gt;&lt;/record&gt;&quot;)" office:value-type="string" office:string-value="&lt;record id=&quot;account_chart_template_wholesalesdistribution&quot; model=&quot;account.chart.template&quot;&gt;&lt;field name=&quot;name&quot;&gt;Distribusi Grosir dan Penjualan&lt;/field&gt;&lt;field name=&quot;visible&quot; eval=&quot;False&quot; /&gt;&lt;field name=&quot;parent_id&quot; ref=&quot;account_chart_template_basic&quot;/&gt;&lt;field name=&quot;complete_tax_set&quot; eval=&quot;False&quot; /&gt;&lt;/record&gt;&lt;record id=&quot;account_chart_template_wholesalesdistribution_value&quot; model=&quot;ir.values&quot;&gt;&lt;field name=&quot;name&quot;&gt;Distribusi Grosir dan Penjualan&lt;/field&gt;&lt;field name=&quot;model&quot;&gt;account.chart.template&lt;/field&gt;&lt;field name=&quot;key&quot;&gt;default&lt;/field&gt;&lt;field name=&quot;res_id&quot; ref=&quot;account_chart_template_wholesalesdistribution&quot;/&gt;&lt;field name=&quot;value&quot; ref=&quot;base.IDR&quot;/&gt;&lt;/record&gt;">
            <text:p>&lt;record id="account_chart_template_wholesalesdistribution" model="account.chart.template"&gt;&lt;field name="name"&gt;Distribusi Grosir dan Penjualan&lt;/field&gt;&lt;field name="visible" eval="False" /&gt;&lt;field name="parent_id" ref="account_chart_template_basic"/&gt;&lt;field name="complete_tax_set" eval="False" /&gt;&lt;/record&gt;&lt;record id="account_chart_template_wholesalesdistribution_value" model="ir.values"&gt;&lt;field name="name"&gt;Distribusi Grosir dan Penjualan&lt;/field&gt;&lt;field name="model"&gt;account.chart.template&lt;/field&gt;&lt;field name="key"&gt;default&lt;/field&gt;&lt;field name="res_id" ref="account_chart_template_wholesalesdistribution"/&gt;&lt;field name="value" ref="base.IDR"/&gt;&lt;/record&gt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ID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8">05/18/2014</text:date>, <text:time>23:4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4-05-18T23:42:16</dc:date>
    <dc:creator>Iman Sulaiman</dc:creator>
    <meta:editing-duration>PT22H39M50S</meta:editing-duration>
    <meta:editing-cycles>5</meta:editing-cycles>
    <meta:document-statistic meta:table-count="2" meta:cell-count="1162" meta:object-count="0"/>
  </office:meta>
</office:document-meta>
</file>